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2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3772in"/>
    </style:style>
    <style:style style:name="co7" style:family="table-column">
      <style:table-column-properties fo:break-before="auto" style:column-width="1.1071in"/>
    </style:style>
    <style:style style:name="co8" style:family="table-column">
      <style:table-column-properties fo:break-before="auto" style:column-width="0.9236in"/>
    </style:style>
    <style:style style:name="co9" style:family="table-column">
      <style:table-column-properties fo:break-before="auto" style:column-width="1.3598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Total Cycle Ti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44.23">
            <text:p>44.23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38.05">
            <text:p>38.05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2.85">
            <text:p>2.85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6">
            <text:p>16</text:p>
          </table:table-cell>
          <table:table-cell office:value-type="float" office:value="211.6">
            <text:p>211.6</text:p>
          </table:table-cell>
          <table:table-cell office:value-type="float" office:value="13.23">
            <text:p>13.23</text:p>
          </table:table-cell>
          <table:table-cell office:value-type="float" office:value="484.6">
            <text:p>484.6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6">
            <text:p>16</text:p>
          </table:table-cell>
          <table:table-cell office:value-type="float" office:value="182.1">
            <text:p>182.1</text:p>
          </table:table-cell>
          <table:table-cell office:value-type="float" office:value="11.38">
            <text:p>11.38</text:p>
          </table:table-cell>
          <table:table-cell office:value-type="float" office:value="416.9">
            <text:p>416.9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13.63">
            <text:p>13.63</text:p>
          </table:table-cell>
          <table:table-cell office:value-type="float" office:value="499.1">
            <text:p>499.1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606">
            <text:p>2606</text:p>
          </table:table-cell>
          <table:table-cell office:value-type="float" office:value="71.14">
            <text:p>71.14</text:p>
          </table:table-cell>
          <table:table-cell office:value-type="float" office:value="0.0273">
            <text:p>0.027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59">
            <text:p>3.759</text:p>
          </table:table-cell>
          <table:table-cell office:value-type="float" office:value="-0.005772">
            <text:p>-0.005772</text:p>
          </table:table-cell>
          <table:table-cell office:value-type="string">
            <text:p>-0.1042 to 0.092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0.8752 to 0.87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5772">
            <text:p>-0.005772</text:p>
          </table:table-cell>
          <table:table-cell office:value-type="float" office:value="0.2196">
            <text:p>0.219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3">
            <text:p>3.73</text:p>
          </table:table-cell>
          <table:table-cell office:value-type="float" office:value="-0.03471">
            <text:p>-0.03471</text:p>
          </table:table-cell>
          <table:table-cell office:value-type="string">
            <text:p>-0.1329 to 0.063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8">
            <text:p>3.728</text:p>
          </table:table-cell>
          <table:table-cell office:value-type="string">
            <text:p>3.105 to 4.3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471">
            <text:p>-0.03471</text:p>
          </table:table-cell>
          <table:table-cell office:value-type="float" office:value="1.325">
            <text:p>1.32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22.42">
            <text:p>22.4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31">
            <text:p>3.731</text:p>
          </table:table-cell>
          <table:table-cell office:value-type="float" office:value="-0.03353">
            <text:p>-0.03353</text:p>
          </table:table-cell>
          <table:table-cell office:value-type="string">
            <text:p>-0.1317 to 0.0646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5">
            <text:p>3.725</text:p>
          </table:table-cell>
          <table:table-cell office:value-type="string">
            <text:p>3.102 to 4.3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353">
            <text:p>-0.03353</text:p>
          </table:table-cell>
          <table:table-cell office:value-type="float" office:value="1.279">
            <text:p>1.27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22.41">
            <text:p>22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4">
            <text:p>3.724</text:p>
          </table:table-cell>
          <table:table-cell office:value-type="float" office:value="-0.04018">
            <text:p>-0.04018</text:p>
          </table:table-cell>
          <table:table-cell office:value-type="string">
            <text:p>-0.1383 to 0.0579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19">
            <text:p>3.719</text:p>
          </table:table-cell>
          <table:table-cell office:value-type="string">
            <text:p>3.097 to 4.3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4018">
            <text:p>-0.04018</text:p>
          </table:table-cell>
          <table:table-cell office:value-type="float" office:value="1.533">
            <text:p>1.53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22.37">
            <text:p>22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">
            <text:p>3.72</text:p>
          </table:table-cell>
          <table:table-cell office:value-type="float" office:value="-0.04475">
            <text:p>-0.04475</text:p>
          </table:table-cell>
          <table:table-cell office:value-type="string">
            <text:p>-0.1429 to 0.0534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16">
            <text:p>3.716</text:p>
          </table:table-cell>
          <table:table-cell office:value-type="string">
            <text:p>3.093 to 4.3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4475">
            <text:p>-0.04475</text:p>
          </table:table-cell>
          <table:table-cell office:value-type="float" office:value="1.708">
            <text:p>1.70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22.35">
            <text:p>22.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17">
            <text:p>3.717</text:p>
          </table:table-cell>
          <table:table-cell office:value-type="float" office:value="-0.0478">
            <text:p>-0.0478</text:p>
          </table:table-cell>
          <table:table-cell office:value-type="string">
            <text:p>-0.1460 to 0.0503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13">
            <text:p>3.713</text:p>
          </table:table-cell>
          <table:table-cell office:value-type="string">
            <text:p>3.090 to 4.3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478">
            <text:p>-0.0478</text:p>
          </table:table-cell>
          <table:table-cell office:value-type="float" office:value="1.824">
            <text:p>1.82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22.33">
            <text:p>22.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9">
            <text:p>3.729</text:p>
          </table:table-cell>
          <table:table-cell office:value-type="float" office:value="-0.03562">
            <text:p>-0.03562</text:p>
          </table:table-cell>
          <table:table-cell office:value-type="string">
            <text:p>-0.1338 to 0.0625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9">
            <text:p>3.729</text:p>
          </table:table-cell>
          <table:table-cell office:value-type="string">
            <text:p>3.106 to 4.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562">
            <text:p>-0.03562</text:p>
          </table:table-cell>
          <table:table-cell office:value-type="float" office:value="1.359">
            <text:p>1.35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22.43">
            <text:p>22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8">
            <text:p>3.728</text:p>
          </table:table-cell>
          <table:table-cell office:value-type="float" office:value="-0.03664">
            <text:p>-0.03664</text:p>
          </table:table-cell>
          <table:table-cell office:value-type="string">
            <text:p>-0.1348 to 0.0615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6">
            <text:p>3.726</text:p>
          </table:table-cell>
          <table:table-cell office:value-type="string">
            <text:p>3.103 to 4.3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664">
            <text:p>-0.03664</text:p>
          </table:table-cell>
          <table:table-cell office:value-type="float" office:value="1.398">
            <text:p>1.39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22.41">
            <text:p>22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4">
            <text:p>3.724</text:p>
          </table:table-cell>
          <table:table-cell office:value-type="float" office:value="-0.04071">
            <text:p>-0.04071</text:p>
          </table:table-cell>
          <table:table-cell office:value-type="string">
            <text:p>-0.1389 to 0.057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">
            <text:p>3.72</text:p>
          </table:table-cell>
          <table:table-cell office:value-type="string">
            <text:p>3.097 to 4.3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4071">
            <text:p>-0.04071</text:p>
          </table:table-cell>
          <table:table-cell office:value-type="float" office:value="1.553">
            <text:p>1.55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22.37">
            <text:p>22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3">
            <text:p>3.723</text:p>
          </table:table-cell>
          <table:table-cell office:value-type="float" office:value="-0.04102">
            <text:p>-0.04102</text:p>
          </table:table-cell>
          <table:table-cell office:value-type="string">
            <text:p>-0.1392 to 0.0571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">
            <text:p>3.72</text:p>
          </table:table-cell>
          <table:table-cell office:value-type="string">
            <text:p>3.097 to 4.3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4102">
            <text:p>-0.04102</text:p>
          </table:table-cell>
          <table:table-cell office:value-type="float" office:value="1.565">
            <text:p>1.56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22.38">
            <text:p>22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1.87">
            <text:p>1.87</text:p>
          </table:table-cell>
          <table:table-cell office:value-type="float" office:value="-1.894">
            <text:p>-1.894</text:p>
          </table:table-cell>
          <table:table-cell office:value-type="string">
            <text:p>-1.979 to -1.80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1">
            <text:p>3.721</text:p>
          </table:table-cell>
          <table:table-cell office:value-type="string">
            <text:p>3.098 to 4.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94">
            <text:p>-1.894</text:p>
          </table:table-cell>
          <table:table-cell office:value-type="float" office:value="83.37">
            <text:p>83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1">
            <text:p>3.721</text:p>
          </table:table-cell>
          <table:table-cell office:value-type="float" office:value="22.38">
            <text:p>22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9">
            <text:p>3.729</text:p>
          </table:table-cell>
          <table:table-cell office:value-type="float" office:value="-0.03571">
            <text:p>-0.03571</text:p>
          </table:table-cell>
          <table:table-cell office:value-type="string">
            <text:p>-0.1339 to 0.062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9">
            <text:p>3.729</text:p>
          </table:table-cell>
          <table:table-cell office:value-type="string">
            <text:p>3.106 to 4.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571">
            <text:p>-0.03571</text:p>
          </table:table-cell>
          <table:table-cell office:value-type="float" office:value="1.362">
            <text:p>1.36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22.43">
            <text:p>22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9">
            <text:p>3.729</text:p>
          </table:table-cell>
          <table:table-cell office:value-type="float" office:value="-0.03562">
            <text:p>-0.03562</text:p>
          </table:table-cell>
          <table:table-cell office:value-type="string">
            <text:p>-0.1338 to 0.0625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9">
            <text:p>3.729</text:p>
          </table:table-cell>
          <table:table-cell office:value-type="string">
            <text:p>3.106 to 4.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562">
            <text:p>-0.03562</text:p>
          </table:table-cell>
          <table:table-cell office:value-type="float" office:value="1.359">
            <text:p>1.35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22.43">
            <text:p>22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9">
            <text:p>3.729</text:p>
          </table:table-cell>
          <table:table-cell office:value-type="float" office:value="-0.03567">
            <text:p>-0.03567</text:p>
          </table:table-cell>
          <table:table-cell office:value-type="string">
            <text:p>-0.1338 to 0.0624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8">
            <text:p>3.728</text:p>
          </table:table-cell>
          <table:table-cell office:value-type="string">
            <text:p>3.105 to 4.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567">
            <text:p>-0.03567</text:p>
          </table:table-cell>
          <table:table-cell office:value-type="float" office:value="1.361">
            <text:p>1.36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22.42">
            <text:p>22.4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8">
            <text:p>3.728</text:p>
          </table:table-cell>
          <table:table-cell office:value-type="float" office:value="-0.03607">
            <text:p>-0.03607</text:p>
          </table:table-cell>
          <table:table-cell office:value-type="string">
            <text:p>-0.1342 to 0.0620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5">
            <text:p>3.725</text:p>
          </table:table-cell>
          <table:table-cell office:value-type="string">
            <text:p>3.103 to 4.3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607">
            <text:p>-0.03607</text:p>
          </table:table-cell>
          <table:table-cell office:value-type="float" office:value="1.376">
            <text:p>1.37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22.41">
            <text:p>22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64">
            <text:p>3.764</text:p>
          </table:table-cell>
          <table:table-cell office:value-type="float" office:value="3.727">
            <text:p>3.727</text:p>
          </table:table-cell>
          <table:table-cell office:value-type="float" office:value="-0.03771">
            <text:p>-0.03771</text:p>
          </table:table-cell>
          <table:table-cell office:value-type="string">
            <text:p>-0.1359 to 0.060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1">
            <text:p>3.721</text:p>
          </table:table-cell>
          <table:table-cell office:value-type="string">
            <text:p>3.099 to 4.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771">
            <text:p>-0.03771</text:p>
          </table:table-cell>
          <table:table-cell office:value-type="float" office:value="1.439">
            <text:p>1.43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1">
            <text:p>3.721</text:p>
          </table:table-cell>
          <table:table-cell office:value-type="float" office:value="22.38">
            <text:p>22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3">
            <text:p>3.73</text:p>
          </table:table-cell>
          <table:table-cell office:value-type="float" office:value="-0.02894">
            <text:p>-0.02894</text:p>
          </table:table-cell>
          <table:table-cell office:value-type="string">
            <text:p>-0.1271 to 0.0692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8">
            <text:p>3.728</text:p>
          </table:table-cell>
          <table:table-cell office:value-type="string">
            <text:p>3.105 to 4.3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2894">
            <text:p>-0.02894</text:p>
          </table:table-cell>
          <table:table-cell office:value-type="float" office:value="1.104">
            <text:p>1.10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22.42">
            <text:p>22.4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31">
            <text:p>3.731</text:p>
          </table:table-cell>
          <table:table-cell office:value-type="float" office:value="-0.02776">
            <text:p>-0.02776</text:p>
          </table:table-cell>
          <table:table-cell office:value-type="string">
            <text:p>-0.1259 to 0.0704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5">
            <text:p>3.725</text:p>
          </table:table-cell>
          <table:table-cell office:value-type="string">
            <text:p>3.102 to 4.3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2776">
            <text:p>-0.02776</text:p>
          </table:table-cell>
          <table:table-cell office:value-type="float" office:value="1.059">
            <text:p>1.05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22.41">
            <text:p>22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4">
            <text:p>3.724</text:p>
          </table:table-cell>
          <table:table-cell office:value-type="float" office:value="-0.03441">
            <text:p>-0.03441</text:p>
          </table:table-cell>
          <table:table-cell office:value-type="string">
            <text:p>-0.1326 to 0.0637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19">
            <text:p>3.719</text:p>
          </table:table-cell>
          <table:table-cell office:value-type="string">
            <text:p>3.097 to 4.3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441">
            <text:p>-0.03441</text:p>
          </table:table-cell>
          <table:table-cell office:value-type="float" office:value="1.313">
            <text:p>1.31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22.37">
            <text:p>22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">
            <text:p>3.72</text:p>
          </table:table-cell>
          <table:table-cell office:value-type="float" office:value="-0.03898">
            <text:p>-0.03898</text:p>
          </table:table-cell>
          <table:table-cell office:value-type="string">
            <text:p>-0.1371 to 0.0591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16">
            <text:p>3.716</text:p>
          </table:table-cell>
          <table:table-cell office:value-type="string">
            <text:p>3.093 to 4.3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898">
            <text:p>-0.03898</text:p>
          </table:table-cell>
          <table:table-cell office:value-type="float" office:value="1.487">
            <text:p>1.48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22.35">
            <text:p>22.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17">
            <text:p>3.717</text:p>
          </table:table-cell>
          <table:table-cell office:value-type="float" office:value="-0.04203">
            <text:p>-0.04203</text:p>
          </table:table-cell>
          <table:table-cell office:value-type="string">
            <text:p>-0.1402 to 0.0561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13">
            <text:p>3.713</text:p>
          </table:table-cell>
          <table:table-cell office:value-type="string">
            <text:p>3.090 to 4.3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4203">
            <text:p>-0.04203</text:p>
          </table:table-cell>
          <table:table-cell office:value-type="float" office:value="1.604">
            <text:p>1.60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22.33">
            <text:p>22.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9">
            <text:p>3.729</text:p>
          </table:table-cell>
          <table:table-cell office:value-type="float" office:value="-0.02985">
            <text:p>-0.02985</text:p>
          </table:table-cell>
          <table:table-cell office:value-type="string">
            <text:p>-0.1280 to 0.0683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9">
            <text:p>3.729</text:p>
          </table:table-cell>
          <table:table-cell office:value-type="string">
            <text:p>3.106 to 4.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2985">
            <text:p>-0.02985</text:p>
          </table:table-cell>
          <table:table-cell office:value-type="float" office:value="1.139">
            <text:p>1.13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22.43">
            <text:p>22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8">
            <text:p>3.728</text:p>
          </table:table-cell>
          <table:table-cell office:value-type="float" office:value="-0.03086">
            <text:p>-0.03086</text:p>
          </table:table-cell>
          <table:table-cell office:value-type="string">
            <text:p>-0.1290 to 0.0673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6">
            <text:p>3.726</text:p>
          </table:table-cell>
          <table:table-cell office:value-type="string">
            <text:p>3.103 to 4.3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086">
            <text:p>-0.03086</text:p>
          </table:table-cell>
          <table:table-cell office:value-type="float" office:value="1.178">
            <text:p>1.17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22.41">
            <text:p>22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4">
            <text:p>3.724</text:p>
          </table:table-cell>
          <table:table-cell office:value-type="float" office:value="-0.03494">
            <text:p>-0.03494</text:p>
          </table:table-cell>
          <table:table-cell office:value-type="string">
            <text:p>-0.1331 to 0.0632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">
            <text:p>3.72</text:p>
          </table:table-cell>
          <table:table-cell office:value-type="string">
            <text:p>3.097 to 4.3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494">
            <text:p>-0.03494</text:p>
          </table:table-cell>
          <table:table-cell office:value-type="float" office:value="1.333">
            <text:p>1.33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22.37">
            <text:p>22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3">
            <text:p>3.723</text:p>
          </table:table-cell>
          <table:table-cell office:value-type="float" office:value="-0.03525">
            <text:p>-0.03525</text:p>
          </table:table-cell>
          <table:table-cell office:value-type="string">
            <text:p>-0.1334 to 0.0629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">
            <text:p>3.72</text:p>
          </table:table-cell>
          <table:table-cell office:value-type="string">
            <text:p>3.097 to 4.3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525">
            <text:p>-0.03525</text:p>
          </table:table-cell>
          <table:table-cell office:value-type="float" office:value="1.345">
            <text:p>1.34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22.38">
            <text:p>22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1.87">
            <text:p>1.87</text:p>
          </table:table-cell>
          <table:table-cell office:value-type="float" office:value="-1.888">
            <text:p>-1.888</text:p>
          </table:table-cell>
          <table:table-cell office:value-type="string">
            <text:p>-1.974 to -1.80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1">
            <text:p>3.721</text:p>
          </table:table-cell>
          <table:table-cell office:value-type="string">
            <text:p>3.098 to 4.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88">
            <text:p>-1.888</text:p>
          </table:table-cell>
          <table:table-cell office:value-type="float" office:value="83.12">
            <text:p>83.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1">
            <text:p>3.721</text:p>
          </table:table-cell>
          <table:table-cell office:value-type="float" office:value="22.38">
            <text:p>22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9">
            <text:p>3.729</text:p>
          </table:table-cell>
          <table:table-cell office:value-type="float" office:value="-0.02993">
            <text:p>-0.02993</text:p>
          </table:table-cell>
          <table:table-cell office:value-type="string">
            <text:p>-0.1281 to 0.068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9">
            <text:p>3.729</text:p>
          </table:table-cell>
          <table:table-cell office:value-type="string">
            <text:p>3.106 to 4.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2993">
            <text:p>-0.02993</text:p>
          </table:table-cell>
          <table:table-cell office:value-type="float" office:value="1.142">
            <text:p>1.14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22.43">
            <text:p>22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9">
            <text:p>3.729</text:p>
          </table:table-cell>
          <table:table-cell office:value-type="float" office:value="-0.02985">
            <text:p>-0.02985</text:p>
          </table:table-cell>
          <table:table-cell office:value-type="string">
            <text:p>-0.1280 to 0.0683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9">
            <text:p>3.729</text:p>
          </table:table-cell>
          <table:table-cell office:value-type="string">
            <text:p>3.106 to 4.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2985">
            <text:p>-0.02985</text:p>
          </table:table-cell>
          <table:table-cell office:value-type="float" office:value="1.139">
            <text:p>1.13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22.43">
            <text:p>22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9">
            <text:p>3.729</text:p>
          </table:table-cell>
          <table:table-cell office:value-type="float" office:value="-0.0299">
            <text:p>-0.0299</text:p>
          </table:table-cell>
          <table:table-cell office:value-type="string">
            <text:p>-0.1281 to 0.0682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8">
            <text:p>3.728</text:p>
          </table:table-cell>
          <table:table-cell office:value-type="string">
            <text:p>3.105 to 4.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299">
            <text:p>-0.0299</text:p>
          </table:table-cell>
          <table:table-cell office:value-type="float" office:value="1.141">
            <text:p>1.14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22.42">
            <text:p>22.4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8">
            <text:p>3.728</text:p>
          </table:table-cell>
          <table:table-cell office:value-type="float" office:value="-0.0303">
            <text:p>-0.0303</text:p>
          </table:table-cell>
          <table:table-cell office:value-type="string">
            <text:p>-0.1285 to 0.067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5">
            <text:p>3.725</text:p>
          </table:table-cell>
          <table:table-cell office:value-type="string">
            <text:p>3.103 to 4.3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03">
            <text:p>-0.0303</text:p>
          </table:table-cell>
          <table:table-cell office:value-type="float" office:value="1.156">
            <text:p>1.15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22.41">
            <text:p>22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59">
            <text:p>3.759</text:p>
          </table:table-cell>
          <table:table-cell office:value-type="float" office:value="3.727">
            <text:p>3.727</text:p>
          </table:table-cell>
          <table:table-cell office:value-type="float" office:value="-0.03194">
            <text:p>-0.03194</text:p>
          </table:table-cell>
          <table:table-cell office:value-type="string">
            <text:p>-0.1301 to 0.0662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721">
            <text:p>3.721</text:p>
          </table:table-cell>
          <table:table-cell office:value-type="string">
            <text:p>3.099 to 4.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194">
            <text:p>-0.03194</text:p>
          </table:table-cell>
          <table:table-cell office:value-type="float" office:value="1.219">
            <text:p>1.21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1">
            <text:p>3.721</text:p>
          </table:table-cell>
          <table:table-cell office:value-type="float" office:value="22.38">
            <text:p>22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31">
            <text:p>3.731</text:p>
          </table:table-cell>
          <table:table-cell office:value-type="float" office:value="0.001186">
            <text:p>0.001186</text:p>
          </table:table-cell>
          <table:table-cell office:value-type="string">
            <text:p>-0.09666 to 0.0990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5">
            <text:p>3.725</text:p>
          </table:table-cell>
          <table:table-cell office:value-type="float" office:value="-0.002661">
            <text:p>-0.002661</text:p>
          </table:table-cell>
          <table:table-cell office:value-type="string">
            <text:p>-0.1005 to 0.095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1186">
            <text:p>0.001186</text:p>
          </table:table-cell>
          <table:table-cell office:value-type="float" office:value="0.0454">
            <text:p>0.045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2661">
            <text:p>-0.002661</text:p>
          </table:table-cell>
          <table:table-cell office:value-type="float" office:value="0.1019">
            <text:p>0.101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4">
            <text:p>3.724</text:p>
          </table:table-cell>
          <table:table-cell office:value-type="float" office:value="-0.005466">
            <text:p>-0.005466</text:p>
          </table:table-cell>
          <table:table-cell office:value-type="string">
            <text:p>-0.1033 to 0.0923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19">
            <text:p>3.719</text:p>
          </table:table-cell>
          <table:table-cell office:value-type="float" office:value="-0.008344">
            <text:p>-0.008344</text:p>
          </table:table-cell>
          <table:table-cell office:value-type="string">
            <text:p>-0.1062 to 0.089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5466">
            <text:p>-0.005466</text:p>
          </table:table-cell>
          <table:table-cell office:value-type="float" office:value="0.2092">
            <text:p>0.209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8344">
            <text:p>-0.008344</text:p>
          </table:table-cell>
          <table:table-cell office:value-type="float" office:value="0.3194">
            <text:p>0.319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">
            <text:p>3.72</text:p>
          </table:table-cell>
          <table:table-cell office:value-type="float" office:value="-0.01004">
            <text:p>-0.01004</text:p>
          </table:table-cell>
          <table:table-cell office:value-type="string">
            <text:p>-0.1079 to 0.0878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16">
            <text:p>3.716</text:p>
          </table:table-cell>
          <table:table-cell office:value-type="float" office:value="-0.01199">
            <text:p>-0.01199</text:p>
          </table:table-cell>
          <table:table-cell office:value-type="string">
            <text:p>-0.1098 to 0.085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1004">
            <text:p>-0.01004</text:p>
          </table:table-cell>
          <table:table-cell office:value-type="float" office:value="0.3841">
            <text:p>0.384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1199">
            <text:p>-0.01199</text:p>
          </table:table-cell>
          <table:table-cell office:value-type="float" office:value="0.4589">
            <text:p>0.458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17">
            <text:p>3.717</text:p>
          </table:table-cell>
          <table:table-cell office:value-type="float" office:value="-0.01309">
            <text:p>-0.01309</text:p>
          </table:table-cell>
          <table:table-cell office:value-type="string">
            <text:p>-0.1109 to 0.084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13">
            <text:p>3.713</text:p>
          </table:table-cell>
          <table:table-cell office:value-type="float" office:value="-0.0145">
            <text:p>-0.0145</text:p>
          </table:table-cell>
          <table:table-cell office:value-type="string">
            <text:p>-0.1123 to 0.083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1309">
            <text:p>-0.01309</text:p>
          </table:table-cell>
          <table:table-cell office:value-type="float" office:value="0.501">
            <text:p>0.50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145">
            <text:p>-0.0145</text:p>
          </table:table-cell>
          <table:table-cell office:value-type="float" office:value="0.555">
            <text:p>0.55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9">
            <text:p>3.729</text:p>
          </table:table-cell>
          <table:table-cell office:value-type="float" office:value="-0.0009041">
            <text:p>-0.0009041</text:p>
          </table:table-cell>
          <table:table-cell office:value-type="string">
            <text:p>-0.09875 to 0.0969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9">
            <text:p>3.729</text:p>
          </table:table-cell>
          <table:table-cell office:value-type="float" office:value="0.000886">
            <text:p>0.000886</text:p>
          </table:table-cell>
          <table:table-cell office:value-type="string">
            <text:p>-0.09696 to 0.098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9041">
            <text:p>-0.0009041</text:p>
          </table:table-cell>
          <table:table-cell office:value-type="float" office:value="0.03461">
            <text:p>0.0346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886">
            <text:p>0.000886</text:p>
          </table:table-cell>
          <table:table-cell office:value-type="float" office:value="0.03391">
            <text:p>0.0339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8">
            <text:p>3.728</text:p>
          </table:table-cell>
          <table:table-cell office:value-type="float" office:value="-0.001922">
            <text:p>-0.001922</text:p>
          </table:table-cell>
          <table:table-cell office:value-type="string">
            <text:p>-0.09977 to 0.0959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6">
            <text:p>3.726</text:p>
          </table:table-cell>
          <table:table-cell office:value-type="float" office:value="-0.002099">
            <text:p>-0.002099</text:p>
          </table:table-cell>
          <table:table-cell office:value-type="string">
            <text:p>-0.09995 to 0.095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1922">
            <text:p>-0.001922</text:p>
          </table:table-cell>
          <table:table-cell office:value-type="float" office:value="0.07358">
            <text:p>0.0735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2099">
            <text:p>-0.002099</text:p>
          </table:table-cell>
          <table:table-cell office:value-type="float" office:value="0.08035">
            <text:p>0.0803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4">
            <text:p>3.724</text:p>
          </table:table-cell>
          <table:table-cell office:value-type="float" office:value="-0.005997">
            <text:p>-0.005997</text:p>
          </table:table-cell>
          <table:table-cell office:value-type="string">
            <text:p>-0.1038 to 0.0918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">
            <text:p>3.72</text:p>
          </table:table-cell>
          <table:table-cell office:value-type="float" office:value="-0.008185">
            <text:p>-0.008185</text:p>
          </table:table-cell>
          <table:table-cell office:value-type="string">
            <text:p>-0.1060 to 0.089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5997">
            <text:p>-0.005997</text:p>
          </table:table-cell>
          <table:table-cell office:value-type="float" office:value="0.2296">
            <text:p>0.229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8185">
            <text:p>-0.008185</text:p>
          </table:table-cell>
          <table:table-cell office:value-type="float" office:value="0.3133">
            <text:p>0.313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3">
            <text:p>3.723</text:p>
          </table:table-cell>
          <table:table-cell office:value-type="float" office:value="-0.006304">
            <text:p>-0.006304</text:p>
          </table:table-cell>
          <table:table-cell office:value-type="string">
            <text:p>-0.1042 to 0.091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">
            <text:p>3.72</text:p>
          </table:table-cell>
          <table:table-cell office:value-type="float" office:value="-0.007839">
            <text:p>-0.007839</text:p>
          </table:table-cell>
          <table:table-cell office:value-type="string">
            <text:p>-0.1057 to 0.09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6304">
            <text:p>-0.006304</text:p>
          </table:table-cell>
          <table:table-cell office:value-type="float" office:value="0.2413">
            <text:p>0.241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7839">
            <text:p>-0.007839</text:p>
          </table:table-cell>
          <table:table-cell office:value-type="float" office:value="0.3001">
            <text:p>0.300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1.87">
            <text:p>1.87</text:p>
          </table:table-cell>
          <table:table-cell office:value-type="float" office:value="-1.859">
            <text:p>-1.859</text:p>
          </table:table-cell>
          <table:table-cell office:value-type="string">
            <text:p>-1.944 to -1.77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1">
            <text:p>3.721</text:p>
          </table:table-cell>
          <table:table-cell office:value-type="float" office:value="-0.006755">
            <text:p>-0.006755</text:p>
          </table:table-cell>
          <table:table-cell office:value-type="string">
            <text:p>-0.1046 to 0.091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59">
            <text:p>-1.859</text:p>
          </table:table-cell>
          <table:table-cell office:value-type="float" office:value="82.19">
            <text:p>82.1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6755">
            <text:p>-0.006755</text:p>
          </table:table-cell>
          <table:table-cell office:value-type="float" office:value="0.2586">
            <text:p>0.258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9">
            <text:p>3.729</text:p>
          </table:table-cell>
          <table:table-cell office:value-type="float" office:value="-0.0009911">
            <text:p>-0.0009911</text:p>
          </table:table-cell>
          <table:table-cell office:value-type="string">
            <text:p>-0.09884 to 0.096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9">
            <text:p>3.729</text:p>
          </table:table-cell>
          <table:table-cell office:value-type="float" office:value="0.0009749">
            <text:p>0.0009749</text:p>
          </table:table-cell>
          <table:table-cell office:value-type="string">
            <text:p>-0.09688 to 0.098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9911">
            <text:p>-0.0009911</text:p>
          </table:table-cell>
          <table:table-cell office:value-type="float" office:value="0.03794">
            <text:p>0.0379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9749">
            <text:p>0.0009749</text:p>
          </table:table-cell>
          <table:table-cell office:value-type="float" office:value="0.03732">
            <text:p>0.0373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9">
            <text:p>3.729</text:p>
          </table:table-cell>
          <table:table-cell office:value-type="float" office:value="-0.000911">
            <text:p>-0.000911</text:p>
          </table:table-cell>
          <table:table-cell office:value-type="string">
            <text:p>-0.09876 to 0.0969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9">
            <text:p>3.729</text:p>
          </table:table-cell>
          <table:table-cell office:value-type="float" office:value="0.0009708">
            <text:p>0.0009708</text:p>
          </table:table-cell>
          <table:table-cell office:value-type="string">
            <text:p>-0.09688 to 0.098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911">
            <text:p>-0.000911</text:p>
          </table:table-cell>
          <table:table-cell office:value-type="float" office:value="0.03487">
            <text:p>0.0348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9708">
            <text:p>0.0009708</text:p>
          </table:table-cell>
          <table:table-cell office:value-type="float" office:value="0.03716">
            <text:p>0.0371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9">
            <text:p>3.729</text:p>
          </table:table-cell>
          <table:table-cell office:value-type="float" office:value="-0.0009551">
            <text:p>-0.0009551</text:p>
          </table:table-cell>
          <table:table-cell office:value-type="string">
            <text:p>-0.09881 to 0.0969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3.728">
            <text:p>3.728</text:p>
          </table:table-cell>
          <table:table-cell office:value-type="float" office:value="0.00035">
            <text:p>0.00035</text:p>
          </table:table-cell>
          <table:table-cell office:value-type="string">
            <text:p>-0.09750 to 0.098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9551">
            <text:p>-0.0009551</text:p>
          </table:table-cell>
          <table:table-cell office:value-type="float" office:value="0.03656">
            <text:p>0.0365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35">
            <text:p>0.00035</text:p>
          </table:table-cell>
          <table:table-cell office:value-type="float" office:value="0.0134">
            <text:p>0.013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8">
            <text:p>3.728</text:p>
          </table:table-cell>
          <table:table-cell office:value-type="float" office:value="-0.001356">
            <text:p>-0.001356</text:p>
          </table:table-cell>
          <table:table-cell office:value-type="string">
            <text:p>-0.09921 to 0.0964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5">
            <text:p>3.725</text:p>
          </table:table-cell>
          <table:table-cell office:value-type="float" office:value="-0.00225">
            <text:p>-0.00225</text:p>
          </table:table-cell>
          <table:table-cell office:value-type="string">
            <text:p>-0.1001 to 0.095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1356">
            <text:p>-0.001356</text:p>
          </table:table-cell>
          <table:table-cell office:value-type="float" office:value="0.05191">
            <text:p>0.0519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225">
            <text:p>-0.00225</text:p>
          </table:table-cell>
          <table:table-cell office:value-type="float" office:value="0.08613">
            <text:p>0.0861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">
            <text:p>3.73</text:p>
          </table:table-cell>
          <table:table-cell office:value-type="float" office:value="3.727">
            <text:p>3.727</text:p>
          </table:table-cell>
          <table:table-cell office:value-type="float" office:value="-0.002994">
            <text:p>-0.002994</text:p>
          </table:table-cell>
          <table:table-cell office:value-type="string">
            <text:p>-0.1008 to 0.094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1">
            <text:p>3.721</text:p>
          </table:table-cell>
          <table:table-cell office:value-type="float" office:value="-0.006394">
            <text:p>-0.006394</text:p>
          </table:table-cell>
          <table:table-cell office:value-type="string">
            <text:p>-0.1042 to 0.091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994">
            <text:p>-0.002994</text:p>
          </table:table-cell>
          <table:table-cell office:value-type="float" office:value="0.1146">
            <text:p>0.114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6394">
            <text:p>-0.006394</text:p>
          </table:table-cell>
          <table:table-cell office:value-type="float" office:value="0.2448">
            <text:p>0.244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4">
            <text:p>3.724</text:p>
          </table:table-cell>
          <table:table-cell office:value-type="float" office:value="-0.006652">
            <text:p>-0.006652</text:p>
          </table:table-cell>
          <table:table-cell office:value-type="string">
            <text:p>-0.1045 to 0.0912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19">
            <text:p>3.719</text:p>
          </table:table-cell>
          <table:table-cell office:value-type="float" office:value="-0.005683">
            <text:p>-0.005683</text:p>
          </table:table-cell>
          <table:table-cell office:value-type="string">
            <text:p>-0.1035 to 0.092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6652">
            <text:p>-0.006652</text:p>
          </table:table-cell>
          <table:table-cell office:value-type="float" office:value="0.2546">
            <text:p>0.254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5683">
            <text:p>-0.005683</text:p>
          </table:table-cell>
          <table:table-cell office:value-type="float" office:value="0.2175">
            <text:p>0.217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">
            <text:p>3.72</text:p>
          </table:table-cell>
          <table:table-cell office:value-type="float" office:value="-0.01122">
            <text:p>-0.01122</text:p>
          </table:table-cell>
          <table:table-cell office:value-type="string">
            <text:p>-0.1091 to 0.0866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16">
            <text:p>3.716</text:p>
          </table:table-cell>
          <table:table-cell office:value-type="float" office:value="-0.009327">
            <text:p>-0.009327</text:p>
          </table:table-cell>
          <table:table-cell office:value-type="string">
            <text:p>-0.1072 to 0.088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1122">
            <text:p>-0.01122</text:p>
          </table:table-cell>
          <table:table-cell office:value-type="float" office:value="0.4295">
            <text:p>0.429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9327">
            <text:p>-0.009327</text:p>
          </table:table-cell>
          <table:table-cell office:value-type="float" office:value="0.357">
            <text:p>0.35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17">
            <text:p>3.717</text:p>
          </table:table-cell>
          <table:table-cell office:value-type="float" office:value="-0.01427">
            <text:p>-0.01427</text:p>
          </table:table-cell>
          <table:table-cell office:value-type="string">
            <text:p>-0.1121 to 0.0835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13">
            <text:p>3.713</text:p>
          </table:table-cell>
          <table:table-cell office:value-type="float" office:value="-0.01184">
            <text:p>-0.01184</text:p>
          </table:table-cell>
          <table:table-cell office:value-type="string">
            <text:p>-0.1097 to 0.086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1427">
            <text:p>-0.01427</text:p>
          </table:table-cell>
          <table:table-cell office:value-type="float" office:value="0.5464">
            <text:p>0.546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1184">
            <text:p>-0.01184</text:p>
          </table:table-cell>
          <table:table-cell office:value-type="float" office:value="0.4531">
            <text:p>0.453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9">
            <text:p>3.729</text:p>
          </table:table-cell>
          <table:table-cell office:value-type="float" office:value="-0.00209">
            <text:p>-0.00209</text:p>
          </table:table-cell>
          <table:table-cell office:value-type="string">
            <text:p>-0.09994 to 0.095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9">
            <text:p>3.729</text:p>
          </table:table-cell>
          <table:table-cell office:value-type="float" office:value="0.003547">
            <text:p>0.003547</text:p>
          </table:table-cell>
          <table:table-cell office:value-type="string">
            <text:p>-0.09430 to 0.10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09">
            <text:p>-0.00209</text:p>
          </table:table-cell>
          <table:table-cell office:value-type="float" office:value="0.08">
            <text:p>0.0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3547">
            <text:p>0.003547</text:p>
          </table:table-cell>
          <table:table-cell office:value-type="float" office:value="0.1358">
            <text:p>0.135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8">
            <text:p>3.728</text:p>
          </table:table-cell>
          <table:table-cell office:value-type="float" office:value="-0.003108">
            <text:p>-0.003108</text:p>
          </table:table-cell>
          <table:table-cell office:value-type="string">
            <text:p>-0.1010 to 0.0947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6">
            <text:p>3.726</text:p>
          </table:table-cell>
          <table:table-cell office:value-type="float" office:value="0.000562">
            <text:p>0.000562</text:p>
          </table:table-cell>
          <table:table-cell office:value-type="string">
            <text:p>-0.09729 to 0.098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3108">
            <text:p>-0.003108</text:p>
          </table:table-cell>
          <table:table-cell office:value-type="float" office:value="0.119">
            <text:p>0.11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562">
            <text:p>0.000562</text:p>
          </table:table-cell>
          <table:table-cell office:value-type="float" office:value="0.02151">
            <text:p>0.0215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4">
            <text:p>3.724</text:p>
          </table:table-cell>
          <table:table-cell office:value-type="float" office:value="-0.007183">
            <text:p>-0.007183</text:p>
          </table:table-cell>
          <table:table-cell office:value-type="string">
            <text:p>-0.1050 to 0.0906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">
            <text:p>3.72</text:p>
          </table:table-cell>
          <table:table-cell office:value-type="float" office:value="-0.005524">
            <text:p>-0.005524</text:p>
          </table:table-cell>
          <table:table-cell office:value-type="string">
            <text:p>-0.1034 to 0.092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7183">
            <text:p>-0.007183</text:p>
          </table:table-cell>
          <table:table-cell office:value-type="float" office:value="0.275">
            <text:p>0.27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5524">
            <text:p>-0.005524</text:p>
          </table:table-cell>
          <table:table-cell office:value-type="float" office:value="0.2115">
            <text:p>0.211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3">
            <text:p>3.723</text:p>
          </table:table-cell>
          <table:table-cell office:value-type="float" office:value="-0.00749">
            <text:p>-0.00749</text:p>
          </table:table-cell>
          <table:table-cell office:value-type="string">
            <text:p>-0.1053 to 0.0903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">
            <text:p>3.72</text:p>
          </table:table-cell>
          <table:table-cell office:value-type="float" office:value="-0.005178">
            <text:p>-0.005178</text:p>
          </table:table-cell>
          <table:table-cell office:value-type="string">
            <text:p>-0.1030 to 0.092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749">
            <text:p>-0.00749</text:p>
          </table:table-cell>
          <table:table-cell office:value-type="float" office:value="0.2867">
            <text:p>0.286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5178">
            <text:p>-0.005178</text:p>
          </table:table-cell>
          <table:table-cell office:value-type="float" office:value="0.1982">
            <text:p>0.198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1.87">
            <text:p>1.87</text:p>
          </table:table-cell>
          <table:table-cell office:value-type="float" office:value="-1.861">
            <text:p>-1.861</text:p>
          </table:table-cell>
          <table:table-cell office:value-type="string">
            <text:p>-1.945 to -1.7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1">
            <text:p>3.721</text:p>
          </table:table-cell>
          <table:table-cell office:value-type="float" office:value="-0.004094">
            <text:p>-0.004094</text:p>
          </table:table-cell>
          <table:table-cell office:value-type="string">
            <text:p>-0.1019 to 0.093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61">
            <text:p>-1.861</text:p>
          </table:table-cell>
          <table:table-cell office:value-type="float" office:value="82.24">
            <text:p>82.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4094">
            <text:p>-0.004094</text:p>
          </table:table-cell>
          <table:table-cell office:value-type="float" office:value="0.1567">
            <text:p>0.156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9">
            <text:p>3.729</text:p>
          </table:table-cell>
          <table:table-cell office:value-type="float" office:value="-0.002177">
            <text:p>-0.002177</text:p>
          </table:table-cell>
          <table:table-cell office:value-type="string">
            <text:p>-0.1000 to 0.0956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9">
            <text:p>3.729</text:p>
          </table:table-cell>
          <table:table-cell office:value-type="float" office:value="0.003636">
            <text:p>0.003636</text:p>
          </table:table-cell>
          <table:table-cell office:value-type="string">
            <text:p>-0.09421 to 0.10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177">
            <text:p>-0.002177</text:p>
          </table:table-cell>
          <table:table-cell office:value-type="float" office:value="0.08333">
            <text:p>0.0833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3636">
            <text:p>0.003636</text:p>
          </table:table-cell>
          <table:table-cell office:value-type="float" office:value="0.1392">
            <text:p>0.139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9">
            <text:p>3.729</text:p>
          </table:table-cell>
          <table:table-cell office:value-type="float" office:value="-0.002097">
            <text:p>-0.002097</text:p>
          </table:table-cell>
          <table:table-cell office:value-type="string">
            <text:p>-0.09995 to 0.0957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9">
            <text:p>3.729</text:p>
          </table:table-cell>
          <table:table-cell office:value-type="float" office:value="0.003632">
            <text:p>0.003632</text:p>
          </table:table-cell>
          <table:table-cell office:value-type="string">
            <text:p>-0.09422 to 0.10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097">
            <text:p>-0.002097</text:p>
          </table:table-cell>
          <table:table-cell office:value-type="float" office:value="0.08027">
            <text:p>0.0802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3632">
            <text:p>0.003632</text:p>
          </table:table-cell>
          <table:table-cell office:value-type="float" office:value="0.139">
            <text:p>0.13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9">
            <text:p>3.729</text:p>
          </table:table-cell>
          <table:table-cell office:value-type="float" office:value="-0.002141">
            <text:p>-0.002141</text:p>
          </table:table-cell>
          <table:table-cell office:value-type="string">
            <text:p>-0.09999 to 0.0957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8">
            <text:p>3.728</text:p>
          </table:table-cell>
          <table:table-cell office:value-type="float" office:value="0.003011">
            <text:p>0.003011</text:p>
          </table:table-cell>
          <table:table-cell office:value-type="string">
            <text:p>-0.09484 to 0.10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141">
            <text:p>-0.002141</text:p>
          </table:table-cell>
          <table:table-cell office:value-type="float" office:value="0.08196">
            <text:p>0.0819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3011">
            <text:p>0.003011</text:p>
          </table:table-cell>
          <table:table-cell office:value-type="float" office:value="0.1153">
            <text:p>0.115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8">
            <text:p>3.728</text:p>
          </table:table-cell>
          <table:table-cell office:value-type="float" office:value="-0.002542">
            <text:p>-0.002542</text:p>
          </table:table-cell>
          <table:table-cell office:value-type="string">
            <text:p>-0.1004 to 0.0953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3.725">
            <text:p>3.725</text:p>
          </table:table-cell>
          <table:table-cell office:value-type="float" office:value="0.000411">
            <text:p>0.000411</text:p>
          </table:table-cell>
          <table:table-cell office:value-type="string">
            <text:p>-0.09744 to 0.098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542">
            <text:p>-0.002542</text:p>
          </table:table-cell>
          <table:table-cell office:value-type="float" office:value="0.09731">
            <text:p>0.0973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411">
            <text:p>0.000411</text:p>
          </table:table-cell>
          <table:table-cell office:value-type="float" office:value="0.01573">
            <text:p>0.0157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31">
            <text:p>3.731</text:p>
          </table:table-cell>
          <table:table-cell office:value-type="float" office:value="3.727">
            <text:p>3.727</text:p>
          </table:table-cell>
          <table:table-cell office:value-type="float" office:value="-0.00418">
            <text:p>-0.00418</text:p>
          </table:table-cell>
          <table:table-cell office:value-type="string">
            <text:p>-0.1020 to 0.0936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1">
            <text:p>3.721</text:p>
          </table:table-cell>
          <table:table-cell office:value-type="float" office:value="-0.003733">
            <text:p>-0.003733</text:p>
          </table:table-cell>
          <table:table-cell office:value-type="string">
            <text:p>-0.1016 to 0.094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418">
            <text:p>-0.00418</text:p>
          </table:table-cell>
          <table:table-cell office:value-type="float" office:value="0.16">
            <text:p>0.1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3733">
            <text:p>-0.003733</text:p>
          </table:table-cell>
          <table:table-cell office:value-type="float" office:value="0.1429">
            <text:p>0.142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">
            <text:p>3.72</text:p>
          </table:table-cell>
          <table:table-cell office:value-type="float" office:value="-0.004569">
            <text:p>-0.004569</text:p>
          </table:table-cell>
          <table:table-cell office:value-type="string">
            <text:p>-0.1024 to 0.093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16">
            <text:p>3.716</text:p>
          </table:table-cell>
          <table:table-cell office:value-type="float" office:value="-0.003644">
            <text:p>-0.003644</text:p>
          </table:table-cell>
          <table:table-cell office:value-type="string">
            <text:p>-0.1015 to 0.094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4569">
            <text:p>-0.004569</text:p>
          </table:table-cell>
          <table:table-cell office:value-type="float" office:value="0.1749">
            <text:p>0.174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3644">
            <text:p>-0.003644</text:p>
          </table:table-cell>
          <table:table-cell office:value-type="float" office:value="0.1395">
            <text:p>0.139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17">
            <text:p>3.717</text:p>
          </table:table-cell>
          <table:table-cell office:value-type="float" office:value="-0.007622">
            <text:p>-0.007622</text:p>
          </table:table-cell>
          <table:table-cell office:value-type="string">
            <text:p>-0.1055 to 0.090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13">
            <text:p>3.713</text:p>
          </table:table-cell>
          <table:table-cell office:value-type="float" office:value="-0.006155">
            <text:p>-0.006155</text:p>
          </table:table-cell>
          <table:table-cell office:value-type="string">
            <text:p>-0.1040 to 0.091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7622">
            <text:p>-0.007622</text:p>
          </table:table-cell>
          <table:table-cell office:value-type="float" office:value="0.2918">
            <text:p>0.291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6155">
            <text:p>-0.006155</text:p>
          </table:table-cell>
          <table:table-cell office:value-type="float" office:value="0.2356">
            <text:p>0.235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9">
            <text:p>3.729</text:p>
          </table:table-cell>
          <table:table-cell office:value-type="float" office:value="0.004562">
            <text:p>0.004562</text:p>
          </table:table-cell>
          <table:table-cell office:value-type="string">
            <text:p>-0.09329 to 0.102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9">
            <text:p>3.729</text:p>
          </table:table-cell>
          <table:table-cell office:value-type="float" office:value="0.00923">
            <text:p>0.00923</text:p>
          </table:table-cell>
          <table:table-cell office:value-type="string">
            <text:p>-0.08862 to 0.10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4562">
            <text:p>0.004562</text:p>
          </table:table-cell>
          <table:table-cell office:value-type="float" office:value="0.1746">
            <text:p>0.174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923">
            <text:p>0.00923</text:p>
          </table:table-cell>
          <table:table-cell office:value-type="float" office:value="0.3533">
            <text:p>0.353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8">
            <text:p>3.728</text:p>
          </table:table-cell>
          <table:table-cell office:value-type="float" office:value="0.003544">
            <text:p>0.003544</text:p>
          </table:table-cell>
          <table:table-cell office:value-type="string">
            <text:p>-0.09431 to 0.101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6">
            <text:p>3.726</text:p>
          </table:table-cell>
          <table:table-cell office:value-type="float" office:value="0.006245">
            <text:p>0.006245</text:p>
          </table:table-cell>
          <table:table-cell office:value-type="string">
            <text:p>-0.09161 to 0.10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3544">
            <text:p>0.003544</text:p>
          </table:table-cell>
          <table:table-cell office:value-type="float" office:value="0.1357">
            <text:p>0.135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6245">
            <text:p>0.006245</text:p>
          </table:table-cell>
          <table:table-cell office:value-type="float" office:value="0.2391">
            <text:p>0.239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table:number-columns-repeated="2" office:value-type="float" office:value="3.724">
            <text:p>3.724</text:p>
          </table:table-cell>
          <table:table-cell office:value-type="float" office:value="-0.000531">
            <text:p>-0.000531</text:p>
          </table:table-cell>
          <table:table-cell office:value-type="string">
            <text:p>-0.09838 to 0.0973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">
            <text:p>3.72</text:p>
          </table:table-cell>
          <table:table-cell office:value-type="float" office:value="0.000159">
            <text:p>0.000159</text:p>
          </table:table-cell>
          <table:table-cell office:value-type="string">
            <text:p>-0.09769 to 0.098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531">
            <text:p>-0.000531</text:p>
          </table:table-cell>
          <table:table-cell office:value-type="float" office:value="0.02032">
            <text:p>0.0203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159">
            <text:p>0.000159</text:p>
          </table:table-cell>
          <table:table-cell office:value-type="float" office:value="0.006087">
            <text:p>0.00608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3">
            <text:p>3.723</text:p>
          </table:table-cell>
          <table:table-cell office:value-type="float" office:value="-0.000838">
            <text:p>-0.000838</text:p>
          </table:table-cell>
          <table:table-cell office:value-type="string">
            <text:p>-0.09869 to 0.0970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">
            <text:p>3.72</text:p>
          </table:table-cell>
          <table:table-cell office:value-type="float" office:value="0.0005052">
            <text:p>0.0005052</text:p>
          </table:table-cell>
          <table:table-cell office:value-type="string">
            <text:p>-0.09735 to 0.098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838">
            <text:p>-0.000838</text:p>
          </table:table-cell>
          <table:table-cell office:value-type="float" office:value="0.03208">
            <text:p>0.0320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5052">
            <text:p>0.0005052</text:p>
          </table:table-cell>
          <table:table-cell office:value-type="float" office:value="0.01934">
            <text:p>0.0193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1.87">
            <text:p>1.87</text:p>
          </table:table-cell>
          <table:table-cell office:value-type="float" office:value="-1.854">
            <text:p>-1.854</text:p>
          </table:table-cell>
          <table:table-cell office:value-type="string">
            <text:p>-1.939 to -1.76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1">
            <text:p>3.721</text:p>
          </table:table-cell>
          <table:table-cell office:value-type="float" office:value="0.001589">
            <text:p>0.001589</text:p>
          </table:table-cell>
          <table:table-cell office:value-type="string">
            <text:p>-0.09626 to 0.099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54">
            <text:p>-1.854</text:p>
          </table:table-cell>
          <table:table-cell office:value-type="float" office:value="81.95">
            <text:p>81.9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1589">
            <text:p>0.001589</text:p>
          </table:table-cell>
          <table:table-cell office:value-type="float" office:value="0.06083">
            <text:p>0.0608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9">
            <text:p>3.729</text:p>
          </table:table-cell>
          <table:table-cell office:value-type="float" office:value="0.004475">
            <text:p>0.004475</text:p>
          </table:table-cell>
          <table:table-cell office:value-type="string">
            <text:p>-0.09338 to 0.10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9">
            <text:p>3.729</text:p>
          </table:table-cell>
          <table:table-cell office:value-type="float" office:value="0.009319">
            <text:p>0.009319</text:p>
          </table:table-cell>
          <table:table-cell office:value-type="string">
            <text:p>-0.08853 to 0.10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4475">
            <text:p>0.004475</text:p>
          </table:table-cell>
          <table:table-cell office:value-type="float" office:value="0.1713">
            <text:p>0.171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9319">
            <text:p>0.009319</text:p>
          </table:table-cell>
          <table:table-cell office:value-type="float" office:value="0.3567">
            <text:p>0.356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9">
            <text:p>3.729</text:p>
          </table:table-cell>
          <table:table-cell office:value-type="float" office:value="0.004555">
            <text:p>0.004555</text:p>
          </table:table-cell>
          <table:table-cell office:value-type="string">
            <text:p>-0.09330 to 0.102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9">
            <text:p>3.729</text:p>
          </table:table-cell>
          <table:table-cell office:value-type="float" office:value="0.009315">
            <text:p>0.009315</text:p>
          </table:table-cell>
          <table:table-cell office:value-type="string">
            <text:p>-0.08854 to 0.10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4555">
            <text:p>0.004555</text:p>
          </table:table-cell>
          <table:table-cell office:value-type="float" office:value="0.1744">
            <text:p>0.174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9315">
            <text:p>0.009315</text:p>
          </table:table-cell>
          <table:table-cell office:value-type="float" office:value="0.3566">
            <text:p>0.356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9">
            <text:p>3.729</text:p>
          </table:table-cell>
          <table:table-cell office:value-type="float" office:value="0.004511">
            <text:p>0.004511</text:p>
          </table:table-cell>
          <table:table-cell office:value-type="string">
            <text:p>-0.09334 to 0.102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8">
            <text:p>3.728</text:p>
          </table:table-cell>
          <table:table-cell office:value-type="float" office:value="0.008694">
            <text:p>0.008694</text:p>
          </table:table-cell>
          <table:table-cell office:value-type="string">
            <text:p>-0.08916 to 0.10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4511">
            <text:p>0.004511</text:p>
          </table:table-cell>
          <table:table-cell office:value-type="float" office:value="0.1727">
            <text:p>0.172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8694">
            <text:p>0.008694</text:p>
          </table:table-cell>
          <table:table-cell office:value-type="float" office:value="0.3328">
            <text:p>0.332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8">
            <text:p>3.728</text:p>
          </table:table-cell>
          <table:table-cell office:value-type="float" office:value="0.00411">
            <text:p>0.00411</text:p>
          </table:table-cell>
          <table:table-cell office:value-type="string">
            <text:p>-0.09374 to 0.102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5">
            <text:p>3.725</text:p>
          </table:table-cell>
          <table:table-cell office:value-type="float" office:value="0.006094">
            <text:p>0.006094</text:p>
          </table:table-cell>
          <table:table-cell office:value-type="string">
            <text:p>-0.09176 to 0.10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411">
            <text:p>0.00411</text:p>
          </table:table-cell>
          <table:table-cell office:value-type="float" office:value="0.1573">
            <text:p>0.157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6094">
            <text:p>0.006094</text:p>
          </table:table-cell>
          <table:table-cell office:value-type="float" office:value="0.2333">
            <text:p>0.233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7">
            <text:p>3.727</text:p>
          </table:table-cell>
          <table:table-cell office:value-type="float" office:value="0.002472">
            <text:p>0.002472</text:p>
          </table:table-cell>
          <table:table-cell office:value-type="string">
            <text:p>-0.09538 to 0.100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9">
            <text:p>3.719</text:p>
          </table:table-cell>
          <table:table-cell office:value-type="float" office:value="3.721">
            <text:p>3.721</text:p>
          </table:table-cell>
          <table:table-cell office:value-type="float" office:value="0.00195">
            <text:p>0.00195</text:p>
          </table:table-cell>
          <table:table-cell office:value-type="string">
            <text:p>-0.09590 to 0.099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2472">
            <text:p>0.002472</text:p>
          </table:table-cell>
          <table:table-cell office:value-type="float" office:value="0.09462">
            <text:p>0.0946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195">
            <text:p>0.00195</text:p>
          </table:table-cell>
          <table:table-cell office:value-type="float" office:value="0.07465">
            <text:p>0.0746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17">
            <text:p>3.717</text:p>
          </table:table-cell>
          <table:table-cell office:value-type="float" office:value="-0.003053">
            <text:p>-0.003053</text:p>
          </table:table-cell>
          <table:table-cell office:value-type="string">
            <text:p>-0.1009 to 0.0948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13">
            <text:p>3.713</text:p>
          </table:table-cell>
          <table:table-cell office:value-type="float" office:value="-0.002511">
            <text:p>-0.002511</text:p>
          </table:table-cell>
          <table:table-cell office:value-type="string">
            <text:p>-0.1004 to 0.095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3053">
            <text:p>-0.003053</text:p>
          </table:table-cell>
          <table:table-cell office:value-type="float" office:value="0.1169">
            <text:p>0.116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2511">
            <text:p>-0.002511</text:p>
          </table:table-cell>
          <table:table-cell office:value-type="float" office:value="0.09611">
            <text:p>0.0961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29">
            <text:p>3.729</text:p>
          </table:table-cell>
          <table:table-cell office:value-type="float" office:value="0.009131">
            <text:p>0.009131</text:p>
          </table:table-cell>
          <table:table-cell office:value-type="string">
            <text:p>-0.08872 to 0.10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9">
            <text:p>3.729</text:p>
          </table:table-cell>
          <table:table-cell office:value-type="float" office:value="0.01287">
            <text:p>0.01287</text:p>
          </table:table-cell>
          <table:table-cell office:value-type="string">
            <text:p>-0.08498 to 0.11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9131">
            <text:p>0.009131</text:p>
          </table:table-cell>
          <table:table-cell office:value-type="float" office:value="0.3495">
            <text:p>0.349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287">
            <text:p>0.01287</text:p>
          </table:table-cell>
          <table:table-cell office:value-type="float" office:value="0.4928">
            <text:p>0.492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28">
            <text:p>3.728</text:p>
          </table:table-cell>
          <table:table-cell office:value-type="float" office:value="0.008113">
            <text:p>0.008113</text:p>
          </table:table-cell>
          <table:table-cell office:value-type="string">
            <text:p>-0.08974 to 0.106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6">
            <text:p>3.726</text:p>
          </table:table-cell>
          <table:table-cell office:value-type="float" office:value="0.009889">
            <text:p>0.009889</text:p>
          </table:table-cell>
          <table:table-cell office:value-type="string">
            <text:p>-0.08796 to 0.10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8113">
            <text:p>0.008113</text:p>
          </table:table-cell>
          <table:table-cell office:value-type="float" office:value="0.3106">
            <text:p>0.310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9889">
            <text:p>0.009889</text:p>
          </table:table-cell>
          <table:table-cell office:value-type="float" office:value="0.3785">
            <text:p>0.378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24">
            <text:p>3.724</text:p>
          </table:table-cell>
          <table:table-cell office:value-type="float" office:value="0.004038">
            <text:p>0.004038</text:p>
          </table:table-cell>
          <table:table-cell office:value-type="string">
            <text:p>-0.09381 to 0.101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">
            <text:p>3.72</text:p>
          </table:table-cell>
          <table:table-cell office:value-type="float" office:value="0.003803">
            <text:p>0.003803</text:p>
          </table:table-cell>
          <table:table-cell office:value-type="string">
            <text:p>-0.09405 to 0.1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4038">
            <text:p>0.004038</text:p>
          </table:table-cell>
          <table:table-cell office:value-type="float" office:value="0.1546">
            <text:p>0.154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3803">
            <text:p>0.003803</text:p>
          </table:table-cell>
          <table:table-cell office:value-type="float" office:value="0.1456">
            <text:p>0.145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23">
            <text:p>3.723</text:p>
          </table:table-cell>
          <table:table-cell office:value-type="float" office:value="0.003731">
            <text:p>0.003731</text:p>
          </table:table-cell>
          <table:table-cell office:value-type="string">
            <text:p>-0.09412 to 0.101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">
            <text:p>3.72</text:p>
          </table:table-cell>
          <table:table-cell office:value-type="float" office:value="0.004149">
            <text:p>0.004149</text:p>
          </table:table-cell>
          <table:table-cell office:value-type="string">
            <text:p>-0.09370 to 0.10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3731">
            <text:p>0.003731</text:p>
          </table:table-cell>
          <table:table-cell office:value-type="float" office:value="0.1428">
            <text:p>0.142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4149">
            <text:p>0.004149</text:p>
          </table:table-cell>
          <table:table-cell office:value-type="float" office:value="0.1588">
            <text:p>0.158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1.87">
            <text:p>1.87</text:p>
          </table:table-cell>
          <table:table-cell office:value-type="float" office:value="-1.849">
            <text:p>-1.849</text:p>
          </table:table-cell>
          <table:table-cell office:value-type="string">
            <text:p>-1.934 to -1.76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1">
            <text:p>3.721</text:p>
          </table:table-cell>
          <table:table-cell office:value-type="float" office:value="0.005233">
            <text:p>0.005233</text:p>
          </table:table-cell>
          <table:table-cell office:value-type="string">
            <text:p>-0.09262 to 0.10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49">
            <text:p>-1.849</text:p>
          </table:table-cell>
          <table:table-cell office:value-type="float" office:value="81.75">
            <text:p>81.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5233">
            <text:p>0.005233</text:p>
          </table:table-cell>
          <table:table-cell office:value-type="float" office:value="0.2003">
            <text:p>0.200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29">
            <text:p>3.729</text:p>
          </table:table-cell>
          <table:table-cell office:value-type="float" office:value="0.009044">
            <text:p>0.009044</text:p>
          </table:table-cell>
          <table:table-cell office:value-type="string">
            <text:p>-0.08881 to 0.106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9">
            <text:p>3.729</text:p>
          </table:table-cell>
          <table:table-cell office:value-type="float" office:value="0.01296">
            <text:p>0.01296</text:p>
          </table:table-cell>
          <table:table-cell office:value-type="string">
            <text:p>-0.08489 to 0.11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9044">
            <text:p>0.009044</text:p>
          </table:table-cell>
          <table:table-cell office:value-type="float" office:value="0.3462">
            <text:p>0.346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296">
            <text:p>0.01296</text:p>
          </table:table-cell>
          <table:table-cell office:value-type="float" office:value="0.4962">
            <text:p>0.496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29">
            <text:p>3.729</text:p>
          </table:table-cell>
          <table:table-cell office:value-type="float" office:value="0.009124">
            <text:p>0.009124</text:p>
          </table:table-cell>
          <table:table-cell office:value-type="string">
            <text:p>-0.08873 to 0.10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9">
            <text:p>3.729</text:p>
          </table:table-cell>
          <table:table-cell office:value-type="float" office:value="0.01296">
            <text:p>0.01296</text:p>
          </table:table-cell>
          <table:table-cell office:value-type="string">
            <text:p>-0.08489 to 0.11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9124">
            <text:p>0.009124</text:p>
          </table:table-cell>
          <table:table-cell office:value-type="float" office:value="0.3493">
            <text:p>0.349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296">
            <text:p>0.01296</text:p>
          </table:table-cell>
          <table:table-cell office:value-type="float" office:value="0.4961">
            <text:p>0.496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29">
            <text:p>3.729</text:p>
          </table:table-cell>
          <table:table-cell office:value-type="float" office:value="0.00908">
            <text:p>0.00908</text:p>
          </table:table-cell>
          <table:table-cell office:value-type="string">
            <text:p>-0.08877 to 0.106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8">
            <text:p>3.728</text:p>
          </table:table-cell>
          <table:table-cell office:value-type="float" office:value="0.01234">
            <text:p>0.01234</text:p>
          </table:table-cell>
          <table:table-cell office:value-type="string">
            <text:p>-0.08551 to 0.11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908">
            <text:p>0.00908</text:p>
          </table:table-cell>
          <table:table-cell office:value-type="float" office:value="0.3476">
            <text:p>0.347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234">
            <text:p>0.01234</text:p>
          </table:table-cell>
          <table:table-cell office:value-type="float" office:value="0.4723">
            <text:p>0.472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28">
            <text:p>3.728</text:p>
          </table:table-cell>
          <table:table-cell office:value-type="float" office:value="0.008679">
            <text:p>0.008679</text:p>
          </table:table-cell>
          <table:table-cell office:value-type="string">
            <text:p>-0.08917 to 0.106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5">
            <text:p>3.725</text:p>
          </table:table-cell>
          <table:table-cell office:value-type="float" office:value="0.009738">
            <text:p>0.009738</text:p>
          </table:table-cell>
          <table:table-cell office:value-type="string">
            <text:p>-0.08811 to 0.10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8679">
            <text:p>0.008679</text:p>
          </table:table-cell>
          <table:table-cell office:value-type="float" office:value="0.3322">
            <text:p>0.332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9738">
            <text:p>0.009738</text:p>
          </table:table-cell>
          <table:table-cell office:value-type="float" office:value="0.3728">
            <text:p>0.372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">
            <text:p>3.72</text:p>
          </table:table-cell>
          <table:table-cell office:value-type="float" office:value="3.727">
            <text:p>3.727</text:p>
          </table:table-cell>
          <table:table-cell office:value-type="float" office:value="0.007041">
            <text:p>0.007041</text:p>
          </table:table-cell>
          <table:table-cell office:value-type="string">
            <text:p>-0.09081 to 0.104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6">
            <text:p>3.716</text:p>
          </table:table-cell>
          <table:table-cell office:value-type="float" office:value="3.721">
            <text:p>3.721</text:p>
          </table:table-cell>
          <table:table-cell office:value-type="float" office:value="0.005594">
            <text:p>0.005594</text:p>
          </table:table-cell>
          <table:table-cell office:value-type="string">
            <text:p>-0.09226 to 0.10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7041">
            <text:p>0.007041</text:p>
          </table:table-cell>
          <table:table-cell office:value-type="float" office:value="0.2695">
            <text:p>0.269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5594">
            <text:p>0.005594</text:p>
          </table:table-cell>
          <table:table-cell office:value-type="float" office:value="0.2141">
            <text:p>0.214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3.729">
            <text:p>3.729</text:p>
          </table:table-cell>
          <table:table-cell office:value-type="float" office:value="0.01218">
            <text:p>0.01218</text:p>
          </table:table-cell>
          <table:table-cell office:value-type="string">
            <text:p>-0.08567 to 0.110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9">
            <text:p>3.729</text:p>
          </table:table-cell>
          <table:table-cell office:value-type="float" office:value="0.01538">
            <text:p>0.01538</text:p>
          </table:table-cell>
          <table:table-cell office:value-type="string">
            <text:p>-0.08247 to 0.11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1218">
            <text:p>0.01218</text:p>
          </table:table-cell>
          <table:table-cell office:value-type="float" office:value="0.4664">
            <text:p>0.466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538">
            <text:p>0.01538</text:p>
          </table:table-cell>
          <table:table-cell office:value-type="float" office:value="0.5889">
            <text:p>0.588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3.728">
            <text:p>3.728</text:p>
          </table:table-cell>
          <table:table-cell office:value-type="float" office:value="0.01117">
            <text:p>0.01117</text:p>
          </table:table-cell>
          <table:table-cell office:value-type="string">
            <text:p>-0.08668 to 0.109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6">
            <text:p>3.726</text:p>
          </table:table-cell>
          <table:table-cell office:value-type="float" office:value="0.0124">
            <text:p>0.0124</text:p>
          </table:table-cell>
          <table:table-cell office:value-type="string">
            <text:p>-0.08545 to 0.11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1117">
            <text:p>0.01117</text:p>
          </table:table-cell>
          <table:table-cell office:value-type="float" office:value="0.4274">
            <text:p>0.427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24">
            <text:p>0.0124</text:p>
          </table:table-cell>
          <table:table-cell office:value-type="float" office:value="0.4747">
            <text:p>0.474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3.724">
            <text:p>3.724</text:p>
          </table:table-cell>
          <table:table-cell office:value-type="float" office:value="0.007091">
            <text:p>0.007091</text:p>
          </table:table-cell>
          <table:table-cell office:value-type="string">
            <text:p>-0.09076 to 0.104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">
            <text:p>3.72</text:p>
          </table:table-cell>
          <table:table-cell office:value-type="float" office:value="0.006314">
            <text:p>0.006314</text:p>
          </table:table-cell>
          <table:table-cell office:value-type="string">
            <text:p>-0.09154 to 0.10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7091">
            <text:p>0.007091</text:p>
          </table:table-cell>
          <table:table-cell office:value-type="float" office:value="0.2714">
            <text:p>0.271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6314">
            <text:p>0.006314</text:p>
          </table:table-cell>
          <table:table-cell office:value-type="float" office:value="0.2417">
            <text:p>0.241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3.723">
            <text:p>3.723</text:p>
          </table:table-cell>
          <table:table-cell office:value-type="float" office:value="0.006784">
            <text:p>0.006784</text:p>
          </table:table-cell>
          <table:table-cell office:value-type="string">
            <text:p>-0.09107 to 0.104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">
            <text:p>3.72</text:p>
          </table:table-cell>
          <table:table-cell office:value-type="float" office:value="0.00666">
            <text:p>0.00666</text:p>
          </table:table-cell>
          <table:table-cell office:value-type="string">
            <text:p>-0.09119 to 0.10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6784">
            <text:p>0.006784</text:p>
          </table:table-cell>
          <table:table-cell office:value-type="float" office:value="0.2597">
            <text:p>0.259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666">
            <text:p>0.00666</text:p>
          </table:table-cell>
          <table:table-cell office:value-type="float" office:value="0.2549">
            <text:p>0.254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1.87">
            <text:p>1.87</text:p>
          </table:table-cell>
          <table:table-cell office:value-type="float" office:value="-1.846">
            <text:p>-1.846</text:p>
          </table:table-cell>
          <table:table-cell office:value-type="string">
            <text:p>-1.931 to -1.76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1">
            <text:p>3.721</text:p>
          </table:table-cell>
          <table:table-cell office:value-type="float" office:value="0.007744">
            <text:p>0.007744</text:p>
          </table:table-cell>
          <table:table-cell office:value-type="string">
            <text:p>-0.09011 to 0.10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46">
            <text:p>-1.846</text:p>
          </table:table-cell>
          <table:table-cell office:value-type="float" office:value="81.61">
            <text:p>81.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7744">
            <text:p>0.007744</text:p>
          </table:table-cell>
          <table:table-cell office:value-type="float" office:value="0.2964">
            <text:p>0.296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3.729">
            <text:p>3.729</text:p>
          </table:table-cell>
          <table:table-cell office:value-type="float" office:value="0.0121">
            <text:p>0.0121</text:p>
          </table:table-cell>
          <table:table-cell office:value-type="string">
            <text:p>-0.08575 to 0.109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9">
            <text:p>3.729</text:p>
          </table:table-cell>
          <table:table-cell office:value-type="float" office:value="0.01547">
            <text:p>0.01547</text:p>
          </table:table-cell>
          <table:table-cell office:value-type="string">
            <text:p>-0.08238 to 0.11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121">
            <text:p>0.0121</text:p>
          </table:table-cell>
          <table:table-cell office:value-type="float" office:value="0.4631">
            <text:p>0.463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547">
            <text:p>0.01547</text:p>
          </table:table-cell>
          <table:table-cell office:value-type="float" office:value="0.5923">
            <text:p>0.592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3.729">
            <text:p>3.729</text:p>
          </table:table-cell>
          <table:table-cell office:value-type="float" office:value="0.01218">
            <text:p>0.01218</text:p>
          </table:table-cell>
          <table:table-cell office:value-type="string">
            <text:p>-0.08567 to 0.110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9">
            <text:p>3.729</text:p>
          </table:table-cell>
          <table:table-cell office:value-type="float" office:value="0.01547">
            <text:p>0.01547</text:p>
          </table:table-cell>
          <table:table-cell office:value-type="string">
            <text:p>-0.08238 to 0.11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1218">
            <text:p>0.01218</text:p>
          </table:table-cell>
          <table:table-cell office:value-type="float" office:value="0.4661">
            <text:p>0.466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547">
            <text:p>0.01547</text:p>
          </table:table-cell>
          <table:table-cell office:value-type="float" office:value="0.5922">
            <text:p>0.592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3.729">
            <text:p>3.729</text:p>
          </table:table-cell>
          <table:table-cell office:value-type="float" office:value="0.01213">
            <text:p>0.01213</text:p>
          </table:table-cell>
          <table:table-cell office:value-type="string">
            <text:p>-0.08572 to 0.110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8">
            <text:p>3.728</text:p>
          </table:table-cell>
          <table:table-cell office:value-type="float" office:value="0.01485">
            <text:p>0.01485</text:p>
          </table:table-cell>
          <table:table-cell office:value-type="string">
            <text:p>-0.08300 to 0.11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1213">
            <text:p>0.01213</text:p>
          </table:table-cell>
          <table:table-cell office:value-type="float" office:value="0.4644">
            <text:p>0.464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485">
            <text:p>0.01485</text:p>
          </table:table-cell>
          <table:table-cell office:value-type="float" office:value="0.5684">
            <text:p>0.568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3.728">
            <text:p>3.728</text:p>
          </table:table-cell>
          <table:table-cell office:value-type="float" office:value="0.01173">
            <text:p>0.01173</text:p>
          </table:table-cell>
          <table:table-cell office:value-type="string">
            <text:p>-0.08612 to 0.109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5">
            <text:p>3.725</text:p>
          </table:table-cell>
          <table:table-cell office:value-type="float" office:value="0.01225">
            <text:p>0.01225</text:p>
          </table:table-cell>
          <table:table-cell office:value-type="string">
            <text:p>-0.08560 to 0.11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1173">
            <text:p>0.01173</text:p>
          </table:table-cell>
          <table:table-cell office:value-type="float" office:value="0.4491">
            <text:p>0.449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225">
            <text:p>0.01225</text:p>
          </table:table-cell>
          <table:table-cell office:value-type="float" office:value="0.4689">
            <text:p>0.468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17">
            <text:p>3.717</text:p>
          </table:table-cell>
          <table:table-cell office:value-type="float" office:value="3.727">
            <text:p>3.727</text:p>
          </table:table-cell>
          <table:table-cell office:value-type="float" office:value="0.01009">
            <text:p>0.01009</text:p>
          </table:table-cell>
          <table:table-cell office:value-type="string">
            <text:p>-0.08776 to 0.107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13">
            <text:p>3.713</text:p>
          </table:table-cell>
          <table:table-cell office:value-type="float" office:value="3.721">
            <text:p>3.721</text:p>
          </table:table-cell>
          <table:table-cell office:value-type="float" office:value="0.008105">
            <text:p>0.008105</text:p>
          </table:table-cell>
          <table:table-cell office:value-type="string">
            <text:p>-0.08975 to 0.10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1009">
            <text:p>0.01009</text:p>
          </table:table-cell>
          <table:table-cell office:value-type="float" office:value="0.3864">
            <text:p>0.386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8105">
            <text:p>0.008105</text:p>
          </table:table-cell>
          <table:table-cell office:value-type="float" office:value="0.3102">
            <text:p>0.310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8">
            <text:p>3.728</text:p>
          </table:table-cell>
          <table:table-cell office:value-type="float" office:value="-0.001018">
            <text:p>-0.001018</text:p>
          </table:table-cell>
          <table:table-cell office:value-type="string">
            <text:p>-0.09887 to 0.0968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6">
            <text:p>3.726</text:p>
          </table:table-cell>
          <table:table-cell office:value-type="float" office:value="-0.002985">
            <text:p>-0.002985</text:p>
          </table:table-cell>
          <table:table-cell office:value-type="string">
            <text:p>-0.1008 to 0.094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1018">
            <text:p>-0.001018</text:p>
          </table:table-cell>
          <table:table-cell office:value-type="float" office:value="0.03897">
            <text:p>0.0389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2985">
            <text:p>-0.002985</text:p>
          </table:table-cell>
          <table:table-cell office:value-type="float" office:value="0.1143">
            <text:p>0.114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4">
            <text:p>3.724</text:p>
          </table:table-cell>
          <table:table-cell office:value-type="float" office:value="-0.005093">
            <text:p>-0.005093</text:p>
          </table:table-cell>
          <table:table-cell office:value-type="string">
            <text:p>-0.1029 to 0.092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">
            <text:p>3.72</text:p>
          </table:table-cell>
          <table:table-cell office:value-type="float" office:value="-0.009071">
            <text:p>-0.009071</text:p>
          </table:table-cell>
          <table:table-cell office:value-type="string">
            <text:p>-0.1069 to 0.088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5093">
            <text:p>-0.005093</text:p>
          </table:table-cell>
          <table:table-cell office:value-type="float" office:value="0.195">
            <text:p>0.19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9071">
            <text:p>-0.009071</text:p>
          </table:table-cell>
          <table:table-cell office:value-type="float" office:value="0.3472">
            <text:p>0.347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3">
            <text:p>3.723</text:p>
          </table:table-cell>
          <table:table-cell office:value-type="float" office:value="-0.0054">
            <text:p>-0.0054</text:p>
          </table:table-cell>
          <table:table-cell office:value-type="string">
            <text:p>-0.1033 to 0.092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">
            <text:p>3.72</text:p>
          </table:table-cell>
          <table:table-cell office:value-type="float" office:value="-0.008725">
            <text:p>-0.008725</text:p>
          </table:table-cell>
          <table:table-cell office:value-type="string">
            <text:p>-0.1066 to 0.08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54">
            <text:p>-0.0054</text:p>
          </table:table-cell>
          <table:table-cell office:value-type="float" office:value="0.2067">
            <text:p>0.206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8725">
            <text:p>-0.008725</text:p>
          </table:table-cell>
          <table:table-cell office:value-type="float" office:value="0.334">
            <text:p>0.33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1.87">
            <text:p>1.87</text:p>
          </table:table-cell>
          <table:table-cell office:value-type="float" office:value="-1.859">
            <text:p>-1.859</text:p>
          </table:table-cell>
          <table:table-cell office:value-type="string">
            <text:p>-1.943 to -1.77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1">
            <text:p>3.721</text:p>
          </table:table-cell>
          <table:table-cell office:value-type="float" office:value="-0.007641">
            <text:p>-0.007641</text:p>
          </table:table-cell>
          <table:table-cell office:value-type="string">
            <text:p>-0.1055 to 0.090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59">
            <text:p>-1.859</text:p>
          </table:table-cell>
          <table:table-cell office:value-type="float" office:value="82.15">
            <text:p>82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7641">
            <text:p>-0.007641</text:p>
          </table:table-cell>
          <table:table-cell office:value-type="float" office:value="0.2925">
            <text:p>0.292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-0.00008702">
            <text:p>-0.00008702</text:p>
          </table:table-cell>
          <table:table-cell office:value-type="string">
            <text:p>-0.09794 to 0.097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0.00008893">
            <text:p>0.00008893</text:p>
          </table:table-cell>
          <table:table-cell office:value-type="string">
            <text:p>-0.09776 to 0.097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08702">
            <text:p>-0.00008702</text:p>
          </table:table-cell>
          <table:table-cell office:value-type="float" office:value="0.003331">
            <text:p>0.00333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08893">
            <text:p>0.00008893</text:p>
          </table:table-cell>
          <table:table-cell office:value-type="float" office:value="0.003404">
            <text:p>0.00340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-0.000006914">
            <text:p>-0.000006914</text:p>
          </table:table-cell>
          <table:table-cell office:value-type="string">
            <text:p>-0.09786 to 0.0978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0.00008488">
            <text:p>0.00008488</text:p>
          </table:table-cell>
          <table:table-cell office:value-type="string">
            <text:p>-0.09777 to 0.097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006914">
            <text:p>-0.000006914</text:p>
          </table:table-cell>
          <table:table-cell office:value-type="float" office:value="0.0002647">
            <text:p>0.000264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08488">
            <text:p>0.00008488</text:p>
          </table:table-cell>
          <table:table-cell office:value-type="float" office:value="0.003249">
            <text:p>0.00324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-0.00005102">
            <text:p>-0.00005102</text:p>
          </table:table-cell>
          <table:table-cell office:value-type="string">
            <text:p>-0.09790 to 0.0978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8">
            <text:p>3.728</text:p>
          </table:table-cell>
          <table:table-cell office:value-type="float" office:value="-0.000536">
            <text:p>-0.000536</text:p>
          </table:table-cell>
          <table:table-cell office:value-type="string">
            <text:p>-0.09839 to 0.097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05102">
            <text:p>-0.00005102</text:p>
          </table:table-cell>
          <table:table-cell office:value-type="float" office:value="0.001953">
            <text:p>0.00195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0536">
            <text:p>-0.000536</text:p>
          </table:table-cell>
          <table:table-cell office:value-type="float" office:value="0.02052">
            <text:p>0.0205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8">
            <text:p>3.728</text:p>
          </table:table-cell>
          <table:table-cell office:value-type="float" office:value="-0.000452">
            <text:p>-0.000452</text:p>
          </table:table-cell>
          <table:table-cell office:value-type="string">
            <text:p>-0.09830 to 0.0974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5">
            <text:p>3.725</text:p>
          </table:table-cell>
          <table:table-cell office:value-type="float" office:value="-0.003136">
            <text:p>-0.003136</text:p>
          </table:table-cell>
          <table:table-cell office:value-type="string">
            <text:p>-0.1010 to 0.09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452">
            <text:p>-0.000452</text:p>
          </table:table-cell>
          <table:table-cell office:value-type="float" office:value="0.0173">
            <text:p>0.017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3136">
            <text:p>-0.003136</text:p>
          </table:table-cell>
          <table:table-cell office:value-type="float" office:value="0.12">
            <text:p>0.1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7">
            <text:p>3.727</text:p>
          </table:table-cell>
          <table:table-cell office:value-type="float" office:value="-0.00209">
            <text:p>-0.00209</text:p>
          </table:table-cell>
          <table:table-cell office:value-type="string">
            <text:p>-0.09994 to 0.095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1">
            <text:p>3.721</text:p>
          </table:table-cell>
          <table:table-cell office:value-type="float" office:value="-0.00728">
            <text:p>-0.00728</text:p>
          </table:table-cell>
          <table:table-cell office:value-type="string">
            <text:p>-0.1051 to 0.090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09">
            <text:p>-0.00209</text:p>
          </table:table-cell>
          <table:table-cell office:value-type="float" office:value="0.08">
            <text:p>0.0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728">
            <text:p>-0.00728</text:p>
          </table:table-cell>
          <table:table-cell office:value-type="float" office:value="0.2787">
            <text:p>0.278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8">
            <text:p>3.728</text:p>
          </table:table-cell>
          <table:table-cell office:value-type="float" office:value="3.724">
            <text:p>3.724</text:p>
          </table:table-cell>
          <table:table-cell office:value-type="float" office:value="-0.004075">
            <text:p>-0.004075</text:p>
          </table:table-cell>
          <table:table-cell office:value-type="string">
            <text:p>-0.1019 to 0.0937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3.72">
            <text:p>3.72</text:p>
          </table:table-cell>
          <table:table-cell office:value-type="float" office:value="-0.006086">
            <text:p>-0.006086</text:p>
          </table:table-cell>
          <table:table-cell office:value-type="string">
            <text:p>-0.1039 to 0.091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4075">
            <text:p>-0.004075</text:p>
          </table:table-cell>
          <table:table-cell office:value-type="float" office:value="0.156">
            <text:p>0.15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6086">
            <text:p>-0.006086</text:p>
          </table:table-cell>
          <table:table-cell office:value-type="float" office:value="0.233">
            <text:p>0.23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8">
            <text:p>3.728</text:p>
          </table:table-cell>
          <table:table-cell office:value-type="float" office:value="3.723">
            <text:p>3.723</text:p>
          </table:table-cell>
          <table:table-cell office:value-type="float" office:value="-0.004382">
            <text:p>-0.004382</text:p>
          </table:table-cell>
          <table:table-cell office:value-type="string">
            <text:p>-0.1022 to 0.0934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3.72">
            <text:p>3.72</text:p>
          </table:table-cell>
          <table:table-cell office:value-type="float" office:value="-0.00574">
            <text:p>-0.00574</text:p>
          </table:table-cell>
          <table:table-cell office:value-type="string">
            <text:p>-0.1036 to 0.092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4382">
            <text:p>-0.004382</text:p>
          </table:table-cell>
          <table:table-cell office:value-type="float" office:value="0.1677">
            <text:p>0.167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574">
            <text:p>-0.00574</text:p>
          </table:table-cell>
          <table:table-cell office:value-type="float" office:value="0.2197">
            <text:p>0.219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8">
            <text:p>3.728</text:p>
          </table:table-cell>
          <table:table-cell office:value-type="float" office:value="1.87">
            <text:p>1.87</text:p>
          </table:table-cell>
          <table:table-cell office:value-type="float" office:value="-1.858">
            <text:p>-1.858</text:p>
          </table:table-cell>
          <table:table-cell office:value-type="string">
            <text:p>-1.942 to -1.77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3.721">
            <text:p>3.721</text:p>
          </table:table-cell>
          <table:table-cell office:value-type="float" office:value="-0.004656">
            <text:p>-0.004656</text:p>
          </table:table-cell>
          <table:table-cell office:value-type="string">
            <text:p>-0.1025 to 0.093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58">
            <text:p>-1.858</text:p>
          </table:table-cell>
          <table:table-cell office:value-type="float" office:value="82.11">
            <text:p>82.1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4656">
            <text:p>-0.004656</text:p>
          </table:table-cell>
          <table:table-cell office:value-type="float" office:value="0.1782">
            <text:p>0.178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8">
            <text:p>3.728</text:p>
          </table:table-cell>
          <table:table-cell office:value-type="float" office:value="3.729">
            <text:p>3.729</text:p>
          </table:table-cell>
          <table:table-cell office:value-type="float" office:value="0.000931">
            <text:p>0.000931</text:p>
          </table:table-cell>
          <table:table-cell office:value-type="string">
            <text:p>-0.09692 to 0.0987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3.729">
            <text:p>3.729</text:p>
          </table:table-cell>
          <table:table-cell office:value-type="float" office:value="0.003074">
            <text:p>0.003074</text:p>
          </table:table-cell>
          <table:table-cell office:value-type="string">
            <text:p>-0.09478 to 0.10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0931">
            <text:p>0.000931</text:p>
          </table:table-cell>
          <table:table-cell office:value-type="float" office:value="0.03564">
            <text:p>0.0356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3074">
            <text:p>0.003074</text:p>
          </table:table-cell>
          <table:table-cell office:value-type="float" office:value="0.1177">
            <text:p>0.117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8">
            <text:p>3.728</text:p>
          </table:table-cell>
          <table:table-cell office:value-type="float" office:value="3.729">
            <text:p>3.729</text:p>
          </table:table-cell>
          <table:table-cell office:value-type="float" office:value="0.001011">
            <text:p>0.001011</text:p>
          </table:table-cell>
          <table:table-cell office:value-type="string">
            <text:p>-0.09684 to 0.098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3.729">
            <text:p>3.729</text:p>
          </table:table-cell>
          <table:table-cell office:value-type="float" office:value="0.00307">
            <text:p>0.00307</text:p>
          </table:table-cell>
          <table:table-cell office:value-type="string">
            <text:p>-0.09478 to 0.10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1011">
            <text:p>0.001011</text:p>
          </table:table-cell>
          <table:table-cell office:value-type="float" office:value="0.03871">
            <text:p>0.0387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307">
            <text:p>0.00307</text:p>
          </table:table-cell>
          <table:table-cell office:value-type="float" office:value="0.1175">
            <text:p>0.117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8">
            <text:p>3.728</text:p>
          </table:table-cell>
          <table:table-cell office:value-type="float" office:value="3.729">
            <text:p>3.729</text:p>
          </table:table-cell>
          <table:table-cell office:value-type="float" office:value="0.000967">
            <text:p>0.000967</text:p>
          </table:table-cell>
          <table:table-cell office:value-type="string">
            <text:p>-0.09688 to 0.0988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3.728">
            <text:p>3.728</text:p>
          </table:table-cell>
          <table:table-cell office:value-type="float" office:value="0.002449">
            <text:p>0.002449</text:p>
          </table:table-cell>
          <table:table-cell office:value-type="string">
            <text:p>-0.09540 to 0.10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0967">
            <text:p>0.000967</text:p>
          </table:table-cell>
          <table:table-cell office:value-type="float" office:value="0.03702">
            <text:p>0.0370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2449">
            <text:p>0.002449</text:p>
          </table:table-cell>
          <table:table-cell office:value-type="float" office:value="0.09375">
            <text:p>0.0937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table:number-columns-repeated="2" office:value-type="float" office:value="3.728">
            <text:p>3.728</text:p>
          </table:table-cell>
          <table:table-cell office:value-type="float" office:value="0.000566">
            <text:p>0.000566</text:p>
          </table:table-cell>
          <table:table-cell office:value-type="string">
            <text:p>-0.09728 to 0.0984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3.725">
            <text:p>3.725</text:p>
          </table:table-cell>
          <table:table-cell office:value-type="float" office:value="-0.0001509">
            <text:p>-0.0001509</text:p>
          </table:table-cell>
          <table:table-cell office:value-type="string">
            <text:p>-0.09800 to 0.097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0566">
            <text:p>0.000566</text:p>
          </table:table-cell>
          <table:table-cell office:value-type="float" office:value="0.02167">
            <text:p>0.0216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01509">
            <text:p>-0.0001509</text:p>
          </table:table-cell>
          <table:table-cell office:value-type="float" office:value="0.005777">
            <text:p>0.00577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8">
            <text:p>3.728</text:p>
          </table:table-cell>
          <table:table-cell office:value-type="float" office:value="3.727">
            <text:p>3.727</text:p>
          </table:table-cell>
          <table:table-cell office:value-type="float" office:value="-0.001072">
            <text:p>-0.001072</text:p>
          </table:table-cell>
          <table:table-cell office:value-type="string">
            <text:p>-0.09892 to 0.0967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6">
            <text:p>3.726</text:p>
          </table:table-cell>
          <table:table-cell office:value-type="float" office:value="3.721">
            <text:p>3.721</text:p>
          </table:table-cell>
          <table:table-cell office:value-type="float" office:value="-0.004295">
            <text:p>-0.004295</text:p>
          </table:table-cell>
          <table:table-cell office:value-type="string">
            <text:p>-0.1021 to 0.093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1072">
            <text:p>-0.001072</text:p>
          </table:table-cell>
          <table:table-cell office:value-type="float" office:value="0.04103">
            <text:p>0.0410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4295">
            <text:p>-0.004295</text:p>
          </table:table-cell>
          <table:table-cell office:value-type="float" office:value="0.1644">
            <text:p>0.164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3">
            <text:p>3.723</text:p>
          </table:table-cell>
          <table:table-cell office:value-type="float" office:value="-0.0003071">
            <text:p>-0.0003071</text:p>
          </table:table-cell>
          <table:table-cell office:value-type="string">
            <text:p>-0.09816 to 0.0975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3.72">
            <text:p>3.72</text:p>
          </table:table-cell>
          <table:table-cell office:value-type="float" office:value="0.0003462">
            <text:p>0.0003462</text:p>
          </table:table-cell>
          <table:table-cell office:value-type="string">
            <text:p>-0.09750 to 0.098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3071">
            <text:p>-0.0003071</text:p>
          </table:table-cell>
          <table:table-cell office:value-type="float" office:value="0.01175">
            <text:p>0.0117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3462">
            <text:p>0.0003462</text:p>
          </table:table-cell>
          <table:table-cell office:value-type="float" office:value="0.01325">
            <text:p>0.0132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1.87">
            <text:p>1.87</text:p>
          </table:table-cell>
          <table:table-cell office:value-type="float" office:value="-1.853">
            <text:p>-1.853</text:p>
          </table:table-cell>
          <table:table-cell office:value-type="string">
            <text:p>-1.938 to -1.76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1">
            <text:p>3.721</text:p>
          </table:table-cell>
          <table:table-cell office:value-type="float" office:value="0.00143">
            <text:p>0.00143</text:p>
          </table:table-cell>
          <table:table-cell office:value-type="string">
            <text:p>-0.09642 to 0.099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53">
            <text:p>-1.853</text:p>
          </table:table-cell>
          <table:table-cell office:value-type="float" office:value="81.93">
            <text:p>81.9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143">
            <text:p>0.00143</text:p>
          </table:table-cell>
          <table:table-cell office:value-type="float" office:value="0.05474">
            <text:p>0.0547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9">
            <text:p>3.729</text:p>
          </table:table-cell>
          <table:table-cell office:value-type="float" office:value="0.005006">
            <text:p>0.005006</text:p>
          </table:table-cell>
          <table:table-cell office:value-type="string">
            <text:p>-0.09284 to 0.102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9">
            <text:p>3.729</text:p>
          </table:table-cell>
          <table:table-cell office:value-type="float" office:value="0.00916">
            <text:p>0.00916</text:p>
          </table:table-cell>
          <table:table-cell office:value-type="string">
            <text:p>-0.08869 to 0.10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5006">
            <text:p>0.005006</text:p>
          </table:table-cell>
          <table:table-cell office:value-type="float" office:value="0.1916">
            <text:p>0.191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916">
            <text:p>0.00916</text:p>
          </table:table-cell>
          <table:table-cell office:value-type="float" office:value="0.3506">
            <text:p>0.350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9">
            <text:p>3.729</text:p>
          </table:table-cell>
          <table:table-cell office:value-type="float" office:value="0.005086">
            <text:p>0.005086</text:p>
          </table:table-cell>
          <table:table-cell office:value-type="string">
            <text:p>-0.09276 to 0.102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9">
            <text:p>3.729</text:p>
          </table:table-cell>
          <table:table-cell office:value-type="float" office:value="0.009156">
            <text:p>0.009156</text:p>
          </table:table-cell>
          <table:table-cell office:value-type="string">
            <text:p>-0.08869 to 0.10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5086">
            <text:p>0.005086</text:p>
          </table:table-cell>
          <table:table-cell office:value-type="float" office:value="0.1947">
            <text:p>0.194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9156">
            <text:p>0.009156</text:p>
          </table:table-cell>
          <table:table-cell office:value-type="float" office:value="0.3505">
            <text:p>0.350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9">
            <text:p>3.729</text:p>
          </table:table-cell>
          <table:table-cell office:value-type="float" office:value="0.005042">
            <text:p>0.005042</text:p>
          </table:table-cell>
          <table:table-cell office:value-type="string">
            <text:p>-0.09281 to 0.102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8">
            <text:p>3.728</text:p>
          </table:table-cell>
          <table:table-cell office:value-type="float" office:value="0.008535">
            <text:p>0.008535</text:p>
          </table:table-cell>
          <table:table-cell office:value-type="string">
            <text:p>-0.08932 to 0.10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5042">
            <text:p>0.005042</text:p>
          </table:table-cell>
          <table:table-cell office:value-type="float" office:value="0.193">
            <text:p>0.19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8535">
            <text:p>0.008535</text:p>
          </table:table-cell>
          <table:table-cell office:value-type="float" office:value="0.3267">
            <text:p>0.326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8">
            <text:p>3.728</text:p>
          </table:table-cell>
          <table:table-cell office:value-type="float" office:value="0.004641">
            <text:p>0.004641</text:p>
          </table:table-cell>
          <table:table-cell office:value-type="string">
            <text:p>-0.09321 to 0.102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5">
            <text:p>3.725</text:p>
          </table:table-cell>
          <table:table-cell office:value-type="float" office:value="0.005935">
            <text:p>0.005935</text:p>
          </table:table-cell>
          <table:table-cell office:value-type="string">
            <text:p>-0.09192 to 0.10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4641">
            <text:p>0.004641</text:p>
          </table:table-cell>
          <table:table-cell office:value-type="float" office:value="0.1776">
            <text:p>0.177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5935">
            <text:p>0.005935</text:p>
          </table:table-cell>
          <table:table-cell office:value-type="float" office:value="0.2272">
            <text:p>0.227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4">
            <text:p>3.724</text:p>
          </table:table-cell>
          <table:table-cell office:value-type="float" office:value="3.727">
            <text:p>3.727</text:p>
          </table:table-cell>
          <table:table-cell office:value-type="float" office:value="0.003003">
            <text:p>0.003003</text:p>
          </table:table-cell>
          <table:table-cell office:value-type="string">
            <text:p>-0.09485 to 0.100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1">
            <text:p>3.721</text:p>
          </table:table-cell>
          <table:table-cell office:value-type="float" office:value="0.001791">
            <text:p>0.001791</text:p>
          </table:table-cell>
          <table:table-cell office:value-type="string">
            <text:p>-0.09606 to 0.099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3003">
            <text:p>0.003003</text:p>
          </table:table-cell>
          <table:table-cell office:value-type="float" office:value="0.1149">
            <text:p>0.114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1791">
            <text:p>0.001791</text:p>
          </table:table-cell>
          <table:table-cell office:value-type="float" office:value="0.06856">
            <text:p>0.0685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3">
            <text:p>3.723</text:p>
          </table:table-cell>
          <table:table-cell office:value-type="float" office:value="1.87">
            <text:p>1.87</text:p>
          </table:table-cell>
          <table:table-cell office:value-type="float" office:value="-1.853">
            <text:p>-1.853</text:p>
          </table:table-cell>
          <table:table-cell office:value-type="string">
            <text:p>-1.938 to -1.76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1">
            <text:p>3.721</text:p>
          </table:table-cell>
          <table:table-cell office:value-type="float" office:value="0.001084">
            <text:p>0.001084</text:p>
          </table:table-cell>
          <table:table-cell office:value-type="string">
            <text:p>-0.09677 to 0.098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53">
            <text:p>-1.853</text:p>
          </table:table-cell>
          <table:table-cell office:value-type="float" office:value="81.91">
            <text:p>81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1084">
            <text:p>0.001084</text:p>
          </table:table-cell>
          <table:table-cell office:value-type="float" office:value="0.04149">
            <text:p>0.0414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3">
            <text:p>3.723</text:p>
          </table:table-cell>
          <table:table-cell office:value-type="float" office:value="3.729">
            <text:p>3.729</text:p>
          </table:table-cell>
          <table:table-cell office:value-type="float" office:value="0.005313">
            <text:p>0.005313</text:p>
          </table:table-cell>
          <table:table-cell office:value-type="string">
            <text:p>-0.09254 to 0.103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9">
            <text:p>3.729</text:p>
          </table:table-cell>
          <table:table-cell office:value-type="float" office:value="0.008814">
            <text:p>0.008814</text:p>
          </table:table-cell>
          <table:table-cell office:value-type="string">
            <text:p>-0.08904 to 0.10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5313">
            <text:p>0.005313</text:p>
          </table:table-cell>
          <table:table-cell office:value-type="float" office:value="0.2034">
            <text:p>0.203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8814">
            <text:p>0.008814</text:p>
          </table:table-cell>
          <table:table-cell office:value-type="float" office:value="0.3374">
            <text:p>0.337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3">
            <text:p>3.723</text:p>
          </table:table-cell>
          <table:table-cell office:value-type="float" office:value="3.729">
            <text:p>3.729</text:p>
          </table:table-cell>
          <table:table-cell office:value-type="float" office:value="0.005393">
            <text:p>0.005393</text:p>
          </table:table-cell>
          <table:table-cell office:value-type="string">
            <text:p>-0.09246 to 0.103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9">
            <text:p>3.729</text:p>
          </table:table-cell>
          <table:table-cell office:value-type="float" office:value="0.00881">
            <text:p>0.00881</text:p>
          </table:table-cell>
          <table:table-cell office:value-type="string">
            <text:p>-0.08904 to 0.10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5393">
            <text:p>0.005393</text:p>
          </table:table-cell>
          <table:table-cell office:value-type="float" office:value="0.2064">
            <text:p>0.206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881">
            <text:p>0.00881</text:p>
          </table:table-cell>
          <table:table-cell office:value-type="float" office:value="0.3372">
            <text:p>0.337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3">
            <text:p>3.723</text:p>
          </table:table-cell>
          <table:table-cell office:value-type="float" office:value="3.729">
            <text:p>3.729</text:p>
          </table:table-cell>
          <table:table-cell office:value-type="float" office:value="0.005349">
            <text:p>0.005349</text:p>
          </table:table-cell>
          <table:table-cell office:value-type="string">
            <text:p>-0.09250 to 0.103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8">
            <text:p>3.728</text:p>
          </table:table-cell>
          <table:table-cell office:value-type="float" office:value="0.008189">
            <text:p>0.008189</text:p>
          </table:table-cell>
          <table:table-cell office:value-type="string">
            <text:p>-0.08966 to 0.10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5349">
            <text:p>0.005349</text:p>
          </table:table-cell>
          <table:table-cell office:value-type="float" office:value="0.2048">
            <text:p>0.204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8189">
            <text:p>0.008189</text:p>
          </table:table-cell>
          <table:table-cell office:value-type="float" office:value="0.3135">
            <text:p>0.313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3">
            <text:p>3.723</text:p>
          </table:table-cell>
          <table:table-cell office:value-type="float" office:value="3.728">
            <text:p>3.728</text:p>
          </table:table-cell>
          <table:table-cell office:value-type="float" office:value="0.004948">
            <text:p>0.004948</text:p>
          </table:table-cell>
          <table:table-cell office:value-type="string">
            <text:p>-0.09290 to 0.10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5">
            <text:p>3.725</text:p>
          </table:table-cell>
          <table:table-cell office:value-type="float" office:value="0.005589">
            <text:p>0.005589</text:p>
          </table:table-cell>
          <table:table-cell office:value-type="string">
            <text:p>-0.09226 to 0.10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4948">
            <text:p>0.004948</text:p>
          </table:table-cell>
          <table:table-cell office:value-type="float" office:value="0.1894">
            <text:p>0.189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5589">
            <text:p>0.005589</text:p>
          </table:table-cell>
          <table:table-cell office:value-type="float" office:value="0.2139">
            <text:p>0.213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3">
            <text:p>3.723</text:p>
          </table:table-cell>
          <table:table-cell office:value-type="float" office:value="3.727">
            <text:p>3.727</text:p>
          </table:table-cell>
          <table:table-cell office:value-type="float" office:value="0.00331">
            <text:p>0.00331</text:p>
          </table:table-cell>
          <table:table-cell office:value-type="string">
            <text:p>-0.09454 to 0.101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">
            <text:p>3.72</text:p>
          </table:table-cell>
          <table:table-cell office:value-type="float" office:value="3.721">
            <text:p>3.721</text:p>
          </table:table-cell>
          <table:table-cell office:value-type="float" office:value="0.001445">
            <text:p>0.001445</text:p>
          </table:table-cell>
          <table:table-cell office:value-type="string">
            <text:p>-0.09641 to 0.099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331">
            <text:p>0.00331</text:p>
          </table:table-cell>
          <table:table-cell office:value-type="float" office:value="0.1267">
            <text:p>0.126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1445">
            <text:p>0.001445</text:p>
          </table:table-cell>
          <table:table-cell office:value-type="float" office:value="0.05531">
            <text:p>0.0553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7">
            <text:p>1.87</text:p>
          </table:table-cell>
          <table:table-cell office:value-type="float" office:value="3.729">
            <text:p>3.729</text:p>
          </table:table-cell>
          <table:table-cell office:value-type="float" office:value="1.858">
            <text:p>1.858</text:p>
          </table:table-cell>
          <table:table-cell office:value-type="string">
            <text:p>1.774 to 1.9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1">
            <text:p>3.721</text:p>
          </table:table-cell>
          <table:table-cell office:value-type="float" office:value="3.729">
            <text:p>3.729</text:p>
          </table:table-cell>
          <table:table-cell office:value-type="float" office:value="0.00773">
            <text:p>0.00773</text:p>
          </table:table-cell>
          <table:table-cell office:value-type="string">
            <text:p>-0.09012 to 0.10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58">
            <text:p>1.858</text:p>
          </table:table-cell>
          <table:table-cell office:value-type="float" office:value="82.15">
            <text:p>82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773">
            <text:p>0.00773</text:p>
          </table:table-cell>
          <table:table-cell office:value-type="float" office:value="0.2959">
            <text:p>0.295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7">
            <text:p>1.87</text:p>
          </table:table-cell>
          <table:table-cell office:value-type="float" office:value="3.729">
            <text:p>3.729</text:p>
          </table:table-cell>
          <table:table-cell office:value-type="float" office:value="1.859">
            <text:p>1.859</text:p>
          </table:table-cell>
          <table:table-cell office:value-type="string">
            <text:p>1.774 to 1.9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1">
            <text:p>3.721</text:p>
          </table:table-cell>
          <table:table-cell office:value-type="float" office:value="3.729">
            <text:p>3.729</text:p>
          </table:table-cell>
          <table:table-cell office:value-type="float" office:value="0.007726">
            <text:p>0.007726</text:p>
          </table:table-cell>
          <table:table-cell office:value-type="string">
            <text:p>-0.09012 to 0.10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59">
            <text:p>1.859</text:p>
          </table:table-cell>
          <table:table-cell office:value-type="float" office:value="82.15">
            <text:p>82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7726">
            <text:p>0.007726</text:p>
          </table:table-cell>
          <table:table-cell office:value-type="float" office:value="0.2957">
            <text:p>0.295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7">
            <text:p>1.87</text:p>
          </table:table-cell>
          <table:table-cell office:value-type="float" office:value="3.729">
            <text:p>3.729</text:p>
          </table:table-cell>
          <table:table-cell office:value-type="float" office:value="1.859">
            <text:p>1.859</text:p>
          </table:table-cell>
          <table:table-cell office:value-type="string">
            <text:p>1.774 to 1.9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1">
            <text:p>3.721</text:p>
          </table:table-cell>
          <table:table-cell office:value-type="float" office:value="3.728">
            <text:p>3.728</text:p>
          </table:table-cell>
          <table:table-cell office:value-type="float" office:value="0.007105">
            <text:p>0.007105</text:p>
          </table:table-cell>
          <table:table-cell office:value-type="string">
            <text:p>-0.09075 to 0.10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59">
            <text:p>1.859</text:p>
          </table:table-cell>
          <table:table-cell office:value-type="float" office:value="82.15">
            <text:p>82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7105">
            <text:p>0.007105</text:p>
          </table:table-cell>
          <table:table-cell office:value-type="float" office:value="0.272">
            <text:p>0.27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7">
            <text:p>1.87</text:p>
          </table:table-cell>
          <table:table-cell office:value-type="float" office:value="3.728">
            <text:p>3.728</text:p>
          </table:table-cell>
          <table:table-cell office:value-type="float" office:value="1.858">
            <text:p>1.858</text:p>
          </table:table-cell>
          <table:table-cell office:value-type="string">
            <text:p>1.773 to 1.9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1">
            <text:p>3.721</text:p>
          </table:table-cell>
          <table:table-cell office:value-type="float" office:value="3.725">
            <text:p>3.725</text:p>
          </table:table-cell>
          <table:table-cell office:value-type="float" office:value="0.004505">
            <text:p>0.004505</text:p>
          </table:table-cell>
          <table:table-cell office:value-type="string">
            <text:p>-0.09335 to 0.10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58">
            <text:p>1.858</text:p>
          </table:table-cell>
          <table:table-cell office:value-type="float" office:value="82.13">
            <text:p>82.1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4505">
            <text:p>0.004505</text:p>
          </table:table-cell>
          <table:table-cell office:value-type="float" office:value="0.1725">
            <text:p>0.172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7">
            <text:p>1.87</text:p>
          </table:table-cell>
          <table:table-cell office:value-type="float" office:value="3.727">
            <text:p>3.727</text:p>
          </table:table-cell>
          <table:table-cell office:value-type="float" office:value="1.856">
            <text:p>1.856</text:p>
          </table:table-cell>
          <table:table-cell office:value-type="string">
            <text:p>1.772 to 1.94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3.721">
            <text:p>3.721</text:p>
          </table:table-cell>
          <table:table-cell office:value-type="float" office:value="0.000361">
            <text:p>0.000361</text:p>
          </table:table-cell>
          <table:table-cell office:value-type="string">
            <text:p>-0.09749 to 0.098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56">
            <text:p>1.856</text:p>
          </table:table-cell>
          <table:table-cell office:value-type="float" office:value="82.06">
            <text:p>82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0361">
            <text:p>0.000361</text:p>
          </table:table-cell>
          <table:table-cell office:value-type="float" office:value="0.01382">
            <text:p>0.0138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0.00008011">
            <text:p>0.00008011</text:p>
          </table:table-cell>
          <table:table-cell office:value-type="string">
            <text:p>-0.09777 to 0.0979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-0.000004053">
            <text:p>-0.000004053</text:p>
          </table:table-cell>
          <table:table-cell office:value-type="string">
            <text:p>-0.09785 to 0.097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008011">
            <text:p>0.00008011</text:p>
          </table:table-cell>
          <table:table-cell office:value-type="float" office:value="0.003066">
            <text:p>0.00306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0004053">
            <text:p>-0.000004053</text:p>
          </table:table-cell>
          <table:table-cell office:value-type="float" office:value="0.0001552">
            <text:p>0.000155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0.000036">
            <text:p>0.000036</text:p>
          </table:table-cell>
          <table:table-cell office:value-type="string">
            <text:p>-0.09781 to 0.0978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8">
            <text:p>3.728</text:p>
          </table:table-cell>
          <table:table-cell office:value-type="float" office:value="-0.0006249">
            <text:p>-0.0006249</text:p>
          </table:table-cell>
          <table:table-cell office:value-type="string">
            <text:p>-0.09848 to 0.097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0036">
            <text:p>0.000036</text:p>
          </table:table-cell>
          <table:table-cell office:value-type="float" office:value="0.001378">
            <text:p>0.00137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06249">
            <text:p>-0.0006249</text:p>
          </table:table-cell>
          <table:table-cell office:value-type="float" office:value="0.02392">
            <text:p>0.0239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8">
            <text:p>3.728</text:p>
          </table:table-cell>
          <table:table-cell office:value-type="float" office:value="-0.000365">
            <text:p>-0.000365</text:p>
          </table:table-cell>
          <table:table-cell office:value-type="string">
            <text:p>-0.09822 to 0.0974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5">
            <text:p>3.725</text:p>
          </table:table-cell>
          <table:table-cell office:value-type="float" office:value="-0.003225">
            <text:p>-0.003225</text:p>
          </table:table-cell>
          <table:table-cell office:value-type="string">
            <text:p>-0.1011 to 0.094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365">
            <text:p>-0.000365</text:p>
          </table:table-cell>
          <table:table-cell office:value-type="float" office:value="0.01397">
            <text:p>0.0139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3225">
            <text:p>-0.003225</text:p>
          </table:table-cell>
          <table:table-cell office:value-type="float" office:value="0.1234">
            <text:p>0.123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7">
            <text:p>3.727</text:p>
          </table:table-cell>
          <table:table-cell office:value-type="float" office:value="-0.002003">
            <text:p>-0.002003</text:p>
          </table:table-cell>
          <table:table-cell office:value-type="string">
            <text:p>-0.09985 to 0.0958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1">
            <text:p>3.721</text:p>
          </table:table-cell>
          <table:table-cell office:value-type="float" office:value="-0.007369">
            <text:p>-0.007369</text:p>
          </table:table-cell>
          <table:table-cell office:value-type="string">
            <text:p>-0.1052 to 0.090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003">
            <text:p>-0.002003</text:p>
          </table:table-cell>
          <table:table-cell office:value-type="float" office:value="0.07667">
            <text:p>0.0766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7369">
            <text:p>-0.007369</text:p>
          </table:table-cell>
          <table:table-cell office:value-type="float" office:value="0.2821">
            <text:p>0.282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-0.00004411">
            <text:p>-0.00004411</text:p>
          </table:table-cell>
          <table:table-cell office:value-type="string">
            <text:p>-0.09789 to 0.0978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8">
            <text:p>3.728</text:p>
          </table:table-cell>
          <table:table-cell office:value-type="float" office:value="-0.0006208">
            <text:p>-0.0006208</text:p>
          </table:table-cell>
          <table:table-cell office:value-type="string">
            <text:p>-0.09847 to 0.097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04411">
            <text:p>-0.00004411</text:p>
          </table:table-cell>
          <table:table-cell office:value-type="float" office:value="0.001688">
            <text:p>0.00168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06208">
            <text:p>-0.0006208</text:p>
          </table:table-cell>
          <table:table-cell office:value-type="float" office:value="0.02377">
            <text:p>0.0237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8">
            <text:p>3.728</text:p>
          </table:table-cell>
          <table:table-cell office:value-type="float" office:value="-0.0004451">
            <text:p>-0.0004451</text:p>
          </table:table-cell>
          <table:table-cell office:value-type="string">
            <text:p>-0.09830 to 0.0974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5">
            <text:p>3.725</text:p>
          </table:table-cell>
          <table:table-cell office:value-type="float" office:value="-0.003221">
            <text:p>-0.003221</text:p>
          </table:table-cell>
          <table:table-cell office:value-type="string">
            <text:p>-0.1011 to 0.094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4451">
            <text:p>-0.0004451</text:p>
          </table:table-cell>
          <table:table-cell office:value-type="float" office:value="0.01704">
            <text:p>0.0170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3221">
            <text:p>-0.003221</text:p>
          </table:table-cell>
          <table:table-cell office:value-type="float" office:value="0.1233">
            <text:p>0.123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7">
            <text:p>3.727</text:p>
          </table:table-cell>
          <table:table-cell office:value-type="float" office:value="-0.002083">
            <text:p>-0.002083</text:p>
          </table:table-cell>
          <table:table-cell office:value-type="string">
            <text:p>-0.09993 to 0.0957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9">
            <text:p>3.729</text:p>
          </table:table-cell>
          <table:table-cell office:value-type="float" office:value="3.721">
            <text:p>3.721</text:p>
          </table:table-cell>
          <table:table-cell office:value-type="float" office:value="-0.007365">
            <text:p>-0.007365</text:p>
          </table:table-cell>
          <table:table-cell office:value-type="string">
            <text:p>-0.1052 to 0.090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083">
            <text:p>-0.002083</text:p>
          </table:table-cell>
          <table:table-cell office:value-type="float" office:value="0.07974">
            <text:p>0.0797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7365">
            <text:p>-0.007365</text:p>
          </table:table-cell>
          <table:table-cell office:value-type="float" office:value="0.2819">
            <text:p>0.281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8">
            <text:p>3.728</text:p>
          </table:table-cell>
          <table:table-cell office:value-type="float" office:value="-0.000401">
            <text:p>-0.000401</text:p>
          </table:table-cell>
          <table:table-cell office:value-type="string">
            <text:p>-0.09825 to 0.097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5">
            <text:p>3.725</text:p>
          </table:table-cell>
          <table:table-cell office:value-type="float" office:value="-0.0026">
            <text:p>-0.0026</text:p>
          </table:table-cell>
          <table:table-cell office:value-type="string">
            <text:p>-0.1005 to 0.095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401">
            <text:p>-0.000401</text:p>
          </table:table-cell>
          <table:table-cell office:value-type="float" office:value="0.01535">
            <text:p>0.0153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26">
            <text:p>-0.0026</text:p>
          </table:table-cell>
          <table:table-cell office:value-type="float" office:value="0.09952">
            <text:p>0.0995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9">
            <text:p>3.729</text:p>
          </table:table-cell>
          <table:table-cell office:value-type="float" office:value="3.727">
            <text:p>3.727</text:p>
          </table:table-cell>
          <table:table-cell office:value-type="float" office:value="-0.002039">
            <text:p>-0.002039</text:p>
          </table:table-cell>
          <table:table-cell office:value-type="string">
            <text:p>-0.09989 to 0.0958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3.721">
            <text:p>3.721</text:p>
          </table:table-cell>
          <table:table-cell office:value-type="float" office:value="-0.006744">
            <text:p>-0.006744</text:p>
          </table:table-cell>
          <table:table-cell office:value-type="string">
            <text:p>-0.1046 to 0.09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2039">
            <text:p>-0.002039</text:p>
          </table:table-cell>
          <table:table-cell office:value-type="float" office:value="0.07805">
            <text:p>0.0780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6744">
            <text:p>-0.006744</text:p>
          </table:table-cell>
          <table:table-cell office:value-type="float" office:value="0.2582">
            <text:p>0.258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728">
            <text:p>3.728</text:p>
          </table:table-cell>
          <table:table-cell office:value-type="float" office:value="3.727">
            <text:p>3.727</text:p>
          </table:table-cell>
          <table:table-cell office:value-type="float" office:value="-0.001638">
            <text:p>-0.001638</text:p>
          </table:table-cell>
          <table:table-cell office:value-type="string">
            <text:p>-0.09949 to 0.0962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5">
            <text:p>3.725</text:p>
          </table:table-cell>
          <table:table-cell office:value-type="float" office:value="3.721">
            <text:p>3.721</text:p>
          </table:table-cell>
          <table:table-cell office:value-type="float" office:value="-0.004144">
            <text:p>-0.004144</text:p>
          </table:table-cell>
          <table:table-cell office:value-type="string">
            <text:p>-0.1020 to 0.093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1638">
            <text:p>-0.001638</text:p>
          </table:table-cell>
          <table:table-cell office:value-type="float" office:value="0.0627">
            <text:p>0.062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4144">
            <text:p>-0.004144</text:p>
          </table:table-cell>
          <table:table-cell office:value-type="float" office:value="0.1586">
            <text:p>0.158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Total Cycle Time in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39.69">
            <text:p>39.69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2.71">
            <text:p>2.71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39.91">
            <text:p>39.91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4">
            <text:p>14</text:p>
          </table:table-cell>
          <table:table-cell office:value-type="float" office:value="130.4">
            <text:p>130.4</text:p>
          </table:table-cell>
          <table:table-cell office:value-type="float" office:value="9.317">
            <text:p>9.317</text:p>
          </table:table-cell>
          <table:table-cell office:value-type="float" office:value="392.5">
            <text:p>392.5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8.9">
            <text:p>8.9</text:p>
          </table:table-cell>
          <table:table-cell office:value-type="float" office:value="374.9">
            <text:p>374.9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4">
            <text:p>14</text:p>
          </table:table-cell>
          <table:table-cell office:value-type="float" office:value="131.2">
            <text:p>131.2</text:p>
          </table:table-cell>
          <table:table-cell office:value-type="float" office:value="9.368">
            <text:p>9.368</text:p>
          </table:table-cell>
          <table:table-cell office:value-type="float" office:value="394.6">
            <text:p>394.6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450">
            <text:p>2450</text:p>
          </table:table-cell>
          <table:table-cell office:value-type="float" office:value="58.16">
            <text:p>58.16</text:p>
          </table:table-cell>
          <table:table-cell office:value-type="float" office:value="0.02374">
            <text:p>0.0237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320">
            <text:p>23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B vs Yan</text:p>
          </table:table-cell>
          <table:table-cell table:number-columns-repeated="4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TB</text:p>
          </table:table-cell>
          <table:table-cell office:value-type="string">
            <text:p>Yan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3.73">
            <text:p>3.73</text:p>
          </table:table-cell>
          <table:table-cell office:value-type="float" office:value="3.728">
            <text:p>3.728</text:p>
          </table:table-cell>
          <table:table-cell office:value-type="float" office:value="-0.001982">
            <text:p>-0.001982</text:p>
          </table:table-cell>
          <table:table-cell office:value-type="string">
            <text:p>-0.07356 to 0.06959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3.731">
            <text:p>3.731</text:p>
          </table:table-cell>
          <table:table-cell office:value-type="float" office:value="3.725">
            <text:p>3.725</text:p>
          </table:table-cell>
          <table:table-cell office:value-type="float" office:value="-0.005829">
            <text:p>-0.005829</text:p>
          </table:table-cell>
          <table:table-cell office:value-type="string">
            <text:p>-0.07740 to 0.06575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3.724">
            <text:p>3.724</text:p>
          </table:table-cell>
          <table:table-cell office:value-type="float" office:value="3.719">
            <text:p>3.719</text:p>
          </table:table-cell>
          <table:table-cell office:value-type="float" office:value="-0.00486">
            <text:p>-0.00486</text:p>
          </table:table-cell>
          <table:table-cell office:value-type="string">
            <text:p>-0.07643 to 0.06671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3.72">
            <text:p>3.72</text:p>
          </table:table-cell>
          <table:table-cell office:value-type="float" office:value="3.716">
            <text:p>3.716</text:p>
          </table:table-cell>
          <table:table-cell office:value-type="float" office:value="-0.003935">
            <text:p>-0.003935</text:p>
          </table:table-cell>
          <table:table-cell office:value-type="string">
            <text:p>-0.07551 to 0.06764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3.717">
            <text:p>3.717</text:p>
          </table:table-cell>
          <table:table-cell office:value-type="float" office:value="3.713">
            <text:p>3.713</text:p>
          </table:table-cell>
          <table:table-cell office:value-type="float" office:value="-0.003393">
            <text:p>-0.003393</text:p>
          </table:table-cell>
          <table:table-cell office:value-type="string">
            <text:p>-0.07497 to 0.06818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-0.0001919">
            <text:p>-0.0001919</text:p>
          </table:table-cell>
          <table:table-cell office:value-type="string">
            <text:p>-0.07177 to 0.07138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3.728">
            <text:p>3.728</text:p>
          </table:table-cell>
          <table:table-cell office:value-type="float" office:value="3.726">
            <text:p>3.726</text:p>
          </table:table-cell>
          <table:table-cell office:value-type="float" office:value="-0.002159">
            <text:p>-0.002159</text:p>
          </table:table-cell>
          <table:table-cell office:value-type="string">
            <text:p>-0.07373 to 0.06942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3.724">
            <text:p>3.724</text:p>
          </table:table-cell>
          <table:table-cell office:value-type="float" office:value="3.72">
            <text:p>3.72</text:p>
          </table:table-cell>
          <table:table-cell office:value-type="float" office:value="-0.00417">
            <text:p>-0.00417</text:p>
          </table:table-cell>
          <table:table-cell office:value-type="string">
            <text:p>-0.07574 to 0.06740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3.723">
            <text:p>3.723</text:p>
          </table:table-cell>
          <table:table-cell office:value-type="float" office:value="3.72">
            <text:p>3.72</text:p>
          </table:table-cell>
          <table:table-cell office:value-type="float" office:value="-0.003517">
            <text:p>-0.003517</text:p>
          </table:table-cell>
          <table:table-cell office:value-type="string">
            <text:p>-0.07509 to 0.06806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1.87">
            <text:p>1.87</text:p>
          </table:table-cell>
          <table:table-cell office:value-type="float" office:value="3.721">
            <text:p>3.721</text:p>
          </table:table-cell>
          <table:table-cell office:value-type="float" office:value="1.851">
            <text:p>1.851</text:p>
          </table:table-cell>
          <table:table-cell office:value-type="string">
            <text:p>1.789 to 1.913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-0.00001597">
            <text:p>-0.00001597</text:p>
          </table:table-cell>
          <table:table-cell office:value-type="string">
            <text:p>-0.07159 to 0.07156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table:number-columns-repeated="2" office:value-type="float" office:value="3.729">
            <text:p>3.729</text:p>
          </table:table-cell>
          <table:table-cell office:value-type="float" office:value="-0.0001001">
            <text:p>-0.0001001</text:p>
          </table:table-cell>
          <table:table-cell office:value-type="string">
            <text:p>-0.07167 to 0.07147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3.729">
            <text:p>3.729</text:p>
          </table:table-cell>
          <table:table-cell office:value-type="float" office:value="3.728">
            <text:p>3.728</text:p>
          </table:table-cell>
          <table:table-cell office:value-type="float" office:value="-0.0006769">
            <text:p>-0.0006769</text:p>
          </table:table-cell>
          <table:table-cell office:value-type="string">
            <text:p>-0.07225 to 0.07090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3.728">
            <text:p>3.728</text:p>
          </table:table-cell>
          <table:table-cell office:value-type="float" office:value="3.725">
            <text:p>3.725</text:p>
          </table:table-cell>
          <table:table-cell office:value-type="float" office:value="-0.002876">
            <text:p>-0.002876</text:p>
          </table:table-cell>
          <table:table-cell office:value-type="string">
            <text:p>-0.07445 to 0.06870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3.727">
            <text:p>3.727</text:p>
          </table:table-cell>
          <table:table-cell office:value-type="float" office:value="3.721">
            <text:p>3.721</text:p>
          </table:table-cell>
          <table:table-cell office:value-type="float" office:value="-0.005382">
            <text:p>-0.005382</text:p>
          </table:table-cell>
          <table:table-cell office:value-type="string">
            <text:p>-0.07696 to 0.0661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-0.001982">
            <text:p>-0.001982</text:p>
          </table:table-cell>
          <table:table-cell office:value-type="float" office:value="0.08136">
            <text:p>0.0813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-0.005829">
            <text:p>-0.005829</text:p>
          </table:table-cell>
          <table:table-cell office:value-type="float" office:value="0.2393">
            <text:p>0.239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-0.00486">
            <text:p>-0.00486</text:p>
          </table:table-cell>
          <table:table-cell office:value-type="float" office:value="0.1995">
            <text:p>0.199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-0.003935">
            <text:p>-0.003935</text:p>
          </table:table-cell>
          <table:table-cell office:value-type="float" office:value="0.1615">
            <text:p>0.161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-0.003393">
            <text:p>-0.003393</text:p>
          </table:table-cell>
          <table:table-cell office:value-type="float" office:value="0.1393">
            <text:p>0.139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office:value-type="float" office:value="-0.0001919">
            <text:p>-0.0001919</text:p>
          </table:table-cell>
          <table:table-cell office:value-type="float" office:value="0.007879">
            <text:p>0.00787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-0.002159">
            <text:p>-0.002159</text:p>
          </table:table-cell>
          <table:table-cell office:value-type="float" office:value="0.08862">
            <text:p>0.0886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-0.00417">
            <text:p>-0.00417</text:p>
          </table:table-cell>
          <table:table-cell office:value-type="float" office:value="0.1712">
            <text:p>0.171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-0.003517">
            <text:p>-0.003517</text:p>
          </table:table-cell>
          <table:table-cell office:value-type="float" office:value="0.1444">
            <text:p>0.144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1.851">
            <text:p>1.851</text:p>
          </table:table-cell>
          <table:table-cell office:value-type="float" office:value="87.72">
            <text:p>87.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office:value-type="float" office:value="-0.00001597">
            <text:p>-0.00001597</text:p>
          </table:table-cell>
          <table:table-cell office:value-type="float" office:value="0.0006557">
            <text:p>0.000655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office:value-type="float" office:value="-0.0001001">
            <text:p>-0.0001001</text:p>
          </table:table-cell>
          <table:table-cell office:value-type="float" office:value="0.004111">
            <text:p>0.00411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-0.0006769">
            <text:p>-0.0006769</text:p>
          </table:table-cell>
          <table:table-cell office:value-type="float" office:value="0.02779">
            <text:p>0.0277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-0.002876">
            <text:p>-0.002876</text:p>
          </table:table-cell>
          <table:table-cell office:value-type="float" office:value="0.1181">
            <text:p>0.118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-0.005382">
            <text:p>-0.005382</text:p>
          </table:table-cell>
          <table:table-cell office:value-type="float" office:value="0.2209">
            <text:p>0.220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1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5T11:41:34</dc:date>
    <dc:creator>Morgan Fine-Morris</dc:creator>
    <meta:document-statistic meta:table-count="2" meta:cell-count="4487" meta:object-count="0"/>
    <meta:generator>OpenOffice/4.1.1$Unix OpenOffice.org_project/411m6$Build-9775</meta:generator>
  </office:meta>
</office:document-meta>
</file>